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5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1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orted-06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string" calcext:value-type="string">
            <text:p>Anonymous SMS Spoofer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NONYMOUS SAFE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Ultimate Anon Guide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DISAPPEAR - BIG PACK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tecting Your Online Presence 2016</text:p>
          </table:table-cell>
          <table:table-cell office:value-type="string" calcext:value-type="string">
            <text:p>Anonymity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tecting Yourself Online For Dummies 2014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★ HOW TO DISAPPEAR IN THE USA ★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the Future Privacy Identity &amp; Anonymity on the Web 2012</text:p>
          </table:table-cell>
          <table:table-cell office:value-type="string" calcext:value-type="string">
            <text:p>Anonymity – Oth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ck Proof Your Life Now The New Cybersecurity Rules 2016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The Complete Book of Data Anonymization 2013</text:p>
          </table:table-cell>
          <table:table-cell office:value-type="string" calcext:value-type="string">
            <text:p>Anonymity – Oth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Basics of Digital Privacy Simple Tools to Protect Your Personal Information &amp; Your Identity 2014</text:p>
          </table:table-cell>
          <table:table-cell office:value-type="string" calcext:value-type="string">
            <text:p>Anonymity – 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You For Sale Protecting Your Personal Data &amp; Privacy Online 2016</text:p>
          </table:table-cell>
          <table:table-cell office:value-type="string" calcext:value-type="string">
            <text:p>Anonymity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Ultimate Privacy Guide - the Pack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Keep the NSA Out of Your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IFE CHANGING FREE CONSULTATION + EBOOK BYE BYE BIG BROTHER 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$$$Ways to be hidden$$$</text:p>
          </table:table-cell>
          <table:table-cell office:value-type="string" calcext:value-type="string">
            <text:p>Anonymity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wiped How to Protect Yourself in a World Full of Scammers Phishers and Identity Thieves 2015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% Anonymous <text:s/>✵ Cover your shit online &amp; offline</text:p>
          </table:table-cell>
          <table:table-cell office:value-type="string" calcext:value-type="string">
            <text:p>Anonymity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$$$ FREE $$$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Anonymous Email Spoofer</text:p>
          </table:table-cell>
          <table:table-cell office:value-type="string" calcext:value-type="string">
            <text:p>Anonymity – Oth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ick-5-Book List: INFOSEC, PRIVACY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ndows 10 Security Yes but Privacy Please 2015</text:p>
          </table:table-cell>
          <table:table-cell office:value-type="string" calcext:value-type="string">
            <text:p>Anonymity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00 ways to disappear and live free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Change Your Identity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VOID CAMERA DETECTION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% Anonymous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EATING FBI SURVEILLANCE</text:p>
          </table:table-cell>
          <table:table-cell office:value-type="string" calcext:value-type="string">
            <text:p>Anonymity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 office:value-type="string" calcext:value-type="string">
            <text:p>Anonymity – Oth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Delete Everything Google Knows About You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3 Ways to Know if the Government is Reading Your Email</text:p>
          </table:table-cell>
          <table:table-cell office:value-type="string" calcext:value-type="string">
            <text:p>Anonymity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Smart Girls Guide to Privacy Practical Tips for Staying Safe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Anonymity, Privacy, and Security Online</text:p>
          </table:table-cell>
          <table:table-cell office:value-type="string" calcext:value-type="string">
            <text:p>Anonymity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FOR ANONYMOUS INTERNET USAGE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sset Protection &amp; Privacy Guide</text:p>
          </table:table-cell>
          <table:table-cell office:value-type="string" calcext:value-type="string">
            <text:p>Anonymity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ial Media as Surveillance 2016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visible Intruders How to Protect Yourself from Fraudsters 2015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asic Mistakes which lead to arrest of many darknet users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fter Snowden Privacy Secrecy and Security in the Information Age 2015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Be Safe On The Deep Web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agnet Nation A Quest for Privacy Security and Freedom 2014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iding from the Internet Eliminating Personal Online Information</text:p>
          </table:table-cell>
          <table:table-cell office:value-type="string" calcext:value-type="string">
            <text:p>Anonymity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Architecture of Privacy 2015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$$$SOCKS-change your IP to help you cash out cvv from any country$$$</text:p>
          </table:table-cell>
          <table:table-cell office:value-type="string" calcext:value-type="string">
            <text:p>Anonymity – Proxie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AC ADRESS CHANGER SOFTWARE FOR WINDOW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NS PROTECTION ENCRYPTION PACK</text:p>
          </table:table-cell>
          <table:table-cell office:value-type="string" calcext:value-type="string">
            <text:p>Anonymity – Proxi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$$$HOW TO SETUP COMP ANONYMITY$$$</text:p>
          </table:table-cell>
          <table:table-cell office:value-type="string" calcext:value-type="string">
            <text:p>Anonymity – Proxi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Ultimate Guide for Anonymous and Secure Internet Usage</text:p>
          </table:table-cell>
          <table:table-cell office:value-type="string" calcext:value-type="string">
            <text:p>Anonymity – Proxi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ubnetting For Beginners How to Easily Master IP Subnetting 2015</text:p>
          </table:table-cell>
          <table:table-cell office:value-type="string" calcext:value-type="string">
            <text:p>Anonymity – Proxi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C ADRESS CHANGER SOFTWARE FOR MAC O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$$$How To Set up a SOCKS Proxy Using Putty &amp; SSH$$$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ootable and Encrypted Whonix VM on 8GB USB Stick+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be Anonymous Online 2016 with Tor Tails Bitcoin and Writeprints 2016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ymity How to Be Invisible from NSA</text:p>
          </table:table-cell>
          <table:table-cell office:value-type="string" calcext:value-type="string">
            <text:p>Anonymity – To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DROID SECURITY PRIVACY + ENCRYPTION PACK</text:p>
          </table:table-cell>
          <table:table-cell office:value-type="string" calcext:value-type="string">
            <text:p>Anonymity – T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tay safe with tor MUST HAVE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iddlebox Routing VB VM Traffic Over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ltimate Guide to Using Tor privately and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FIREFOX AND TORBROWSER SETUP FOR EXTREME PRIVACY</text:p>
          </table:table-cell>
          <table:table-cell office:value-type="string" calcext:value-type="string">
            <text:p>Anonymity – To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NOT TO GET FUCKED - A QUICKSTART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a Socks5 With Tor TUTORIA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Guide for Beginners How to Be Anonymous Online 2016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XTREME ADVANCED ONION ROUTER</text:p>
          </table:table-cell>
          <table:table-cell office:value-type="string" calcext:value-type="string">
            <text:p>Anonymity – T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NOFFICIAL GUIDE TO TOR, REALLY PRIVATE BROWSING</text:p>
          </table:table-cell>
          <table:table-cell office:value-type="string" calcext:value-type="string">
            <text:p>Anonymity – Tor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onymous - Everything about being Anonymous ( Safety Comes First ) Socks , VPN ,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-&gt;tor-&gt;socks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uide for Doble Encryption on TOR + PRIVATORIA.NET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ltimate Privacy : BE TOTALY ANONYMOUS VPN, SOCKS,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de.me VPN <text:s text:c="2"/>- <text:s text:c="2"/>World's Fastest VPN and Privacy Protection</text:p>
          </table:table-cell>
          <table:table-cell office:value-type="string" calcext:value-type="string">
            <text:p>Anonymity – VPN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de My Ass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 FOR MOBILE PHONES !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-&gt;tor-&gt;socks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apple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▶THE CARDER'S HOLY GRAIL -Antidetect 6.5 -Fraud Browser -Socks5/Proxy+VPN -List of Bins -Worth $550!</text:p>
          </table:table-cell>
          <table:table-cell office:value-type="string" calcext:value-type="string">
            <text:p>Carding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rding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Carder's University Pack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MAKE AN ATM SKIMMER</text:p>
          </table:table-cell>
          <table:table-cell office:value-type="string" calcext:value-type="string">
            <text:p>Car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FRAUD BIBLE <text:s/>40.000 ITEMS INCLUDED! <text:s/>99% OF ALL guides sold in the market: Carding,Cashout,Paypal,CC,Hacks,Etc</text:p>
          </table:table-cell>
          <table:table-cell office:value-type="string" calcext:value-type="string">
            <text:p>Carding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: CC to BTC Shortest Method (100% suucess rate)</text:p>
          </table:table-cell>
          <table:table-cell office:value-type="string" calcext:value-type="string">
            <text:p>Carding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: PAYPAL to BTC Shortest Method (100% suucess rate)</text:p>
          </table:table-cell>
          <table:table-cell office:value-type="string" calcext:value-type="string">
            <text:p>Carding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rdin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rding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ity For Carding &amp; Hacking / 25 guides in 1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SH CARDABLE SITES &amp; METHODS May 2017</text:p>
          </table:table-cell>
          <table:table-cell office:value-type="string" calcext:value-type="string">
            <text:p>Cardin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itiBlack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✔ ⟁ CARDING TUTORIALS - APEX COLLECTION - ⟁ (͠≖ ͜ʖ͠≖)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pha - University Of Carding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S - ALL HERE - 2016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ighly Sold 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rdin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$$ Cash Out Credit Cards and Gift Cards to Bitcoin - Video</text:p>
          </table:table-cell>
          <table:table-cell office:value-type="string" calcext:value-type="string">
            <text:p>Carding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with dumps Tuto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+ Hacking Mega Pack---2657 Items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rding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Car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▄▀▄▀▄ <text:s/>Amazon Carding Methods ▄▀▄▀▄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NCH CARDING TUTO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$ Cash Out Credit Cards and Gift Cards to Bitcoin - Video</text:p>
          </table:table-cell>
          <table:table-cell office:value-type="string" calcext:value-type="string">
            <text:p>Carding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y Security For Carding, Hacking And General / 25 guides in ONE!!!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rding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asy Paypal <text:s/>CVV Cashout</text:p>
          </table:table-cell>
          <table:table-cell office:value-type="string" calcext:value-type="string">
            <text:p>Cardin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l About Carding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 Everyday Pack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 For NOOBS ----- BASIC To Advanced -------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pdated List for Cardable Sites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rtual Credit Card VCC Generator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PP or CC To BTC CASHOUT!</text:p>
          </table:table-cell>
          <table:table-cell office:value-type="string" calcext:value-type="string">
            <text:p>Carding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 office:value-type="string" calcext:value-type="string">
            <text:p>Carding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2016 Exclusive Carding Pack (203 + 50 Free)</text:p>
          </table:table-cell>
          <table:table-cell office:value-type="string" calcext:value-type="string">
            <text:p>Carding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C Cashout Using Western Union ♕</text:p>
          </table:table-cell>
          <table:table-cell office:value-type="string" calcext:value-type="string">
            <text:p>Carding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-Working Bin List Secret Revealed - <text:s/>Detailed Guide how to convert your CC's to Cash/B</text:p>
          </table:table-cell>
          <table:table-cell office:value-type="string" calcext:value-type="string">
            <text:p>Carding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rding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★★ Pick up any carded items without ID &amp; Name. ★★★ 100% WORKING ★★★ STAY SAFE ★★★ NO POLICE.</text:p>
          </table:table-cell>
          <table:table-cell office:value-type="string" calcext:value-type="string">
            <text:p>Cardin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rding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st of BINs - which code for which bank</text:p>
          </table:table-cell>
          <table:table-cell office:value-type="string" calcext:value-type="string">
            <text:p>Cardin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ti broswer for carding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 office:value-type="string" calcext:value-type="string">
            <text:p>Carding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icket CC Cashout Method</text:p>
          </table:table-cell>
          <table:table-cell office:value-type="string" calcext:value-type="string">
            <text:p>Carding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rdin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PP or CC To BTC CASHOUT!</text:p>
          </table:table-cell>
          <table:table-cell office:value-type="string" calcext:value-type="string">
            <text:p>Carding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ex Green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★★ Bypass 3D SECURE - SUCCESS CARDING + BONUS ★★★ 100% WORKING ★★★ CHEAP ★★★ VERY EASY.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66 tutorials Big Pack - 230 pages about Carding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old Credit Card PSD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rding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$$Tips for carding safely$$$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: CC to BTC Shortest Method (100% suucess rate)</text:p>
          </table:table-cell>
          <table:table-cell office:value-type="string" calcext:value-type="string">
            <text:p>Carding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Buy CC CVV2 Fullz Bank logins</text:p>
          </table:table-cell>
          <table:table-cell office:value-type="string" calcext:value-type="string">
            <text:p>Carding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C Cashout Using Western Union ♕</text:p>
          </table:table-cell>
          <table:table-cell office:value-type="string" calcext:value-type="string">
            <text:p>Carding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neyCard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rding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Carding Tutorial (2016)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CC to BTC in 5 Steps - <text:s/>100% Working!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00+ Cashout Guides + AntiDetect 6.5</text:p>
          </table:table-cell>
          <table:table-cell office:value-type="string" calcext:value-type="string">
            <text:p>Cardin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narchs Guide (Info on Carding and Cashing out Hacked Paypal Ac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Carding *Fraud and Refund* 2016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Pack (especially for beginners)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rdin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withdraw CC - MoneyGram - Handwritten Book-Useful for beginners</text:p>
          </table:table-cell>
          <table:table-cell office:value-type="string" calcext:value-type="string">
            <text:p>Carding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▀ 100% FINGERPRINT &amp; CARDING PROTECTION ▀ AntiDetect v5 + AntiCanvas Premium Plugin + Setup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rding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rdin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rdin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rding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rdin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rdin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ike Carding Method 2016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ist of BINsWhich Code For Which Bank World Banks</text:p>
          </table:table-cell>
          <table:table-cell office:value-type="string" calcext:value-type="string">
            <text:p>Cardin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- THE COMPLETE GUIDE TO RECEIVE AND CASHOUT!</text:p>
          </table:table-cell>
          <table:table-cell office:value-type="string" calcext:value-type="string">
            <text:p>Cashing Out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to cashout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Yasou paypal Guid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: PAYPAL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CASHOUT PAYPAL AN CC INTO BTC + BONUS</text:p>
          </table:table-cell>
          <table:table-cell office:value-type="string" calcext:value-type="string">
            <text:p>Cashing Out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or CC To BTC Cashout 2016</text:p>
          </table:table-cell>
          <table:table-cell office:value-type="string" calcext:value-type="string">
            <text:p>Cashing Out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nvenient direct CC to BTC Method - Live Tutoring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amp; PAYPAL to BITCOIN 2016- 10 different methods + BONUS</text:p>
          </table:table-cell>
          <table:table-cell office:value-type="string" calcext:value-type="string">
            <text:p>Cashing Out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LEAR YOUR CRIMINAL RECORDS ▄▀▄▀▄▀▄▀▄▀▄▀▄▀▄▀▄▀▄▀▄▀▄▀▄▀▄▀</text:p>
          </table:table-cell>
          <table:table-cell office:value-type="string" calcext:value-type="string">
            <text:p>Clearing Criminal His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Notes and Fake Currency PSD Templates for $5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★ HOW TO PASS COUNTERFEIT MONEY ★▄▀▄▀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aking Fake Currency Mega Pack with PSD Templates - $1 to $100 - €20 to €100</text:p>
          </table:table-cell>
          <table:table-cell office:value-type="string" calcext:value-type="string">
            <text:p>Counterfeit Currency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★ HOW TO MAKE FAKE £20 NOTES ★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Notes and Fake Currency PSD Templates for €10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Fake Notes and Fake Currency PSD Templates for $2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700 $ on alphabay !! - 98 % Double Your Bitcoins in ONE Day ! GUARANTEED! $7000+ in 20 TWENTY MINUTES [BITCOINTHIEF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★★ Earn $1 in Bitcoin a Day on 100% Auto-Pilot ★★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ning Tutori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!! -- Double Your Bitcoins x180% in 2 month Ultimate Guide PLUS TUTORIALS --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agazine vol. 12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ethods to getting bitcoins without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ick-10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LTIMATE BITCOIN MONEY MAK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The Government Doesn't Want You To Know Abou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bracadabra Bitcoin Method | 30-150$ dai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Z BITCOIN ||--MAKE $50+ A DAY--|| REFUND GUARANTEE || EASY TO DO ||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!! Double Your Bitcoins In One Day ULTIMATE GUIDE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ck-a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016 MAKING BITCOINS METHOD - <text:s/>100% WORK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<text:s/>SCREENSHOT PROOF <text:s/>MAKE A MILLION TRADING ALT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Double Your Bitcoins in ONE Day ! GUARANTEED! (2 in 1) $7000+ in 20 TWENTY MINUTE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DDoSers Software Megapack</text:p>
          </table:table-cell>
          <table:table-cell office:value-type="string" calcext:value-type="string">
            <text:p>Denial of Serv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oretical and Experimental Methods for Defending Against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Windows Registry Forensics 2nd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HACKING AND FORENSIC TOOLKIT HACK INTO PHONE</text:p>
          </table:table-cell>
          <table:table-cell office:value-type="string" calcext:value-type="string">
            <text:p>Digital Forensic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Learning Androi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Basics of Digital Forensics The Primer for Getting Started in Digital Forensics 2nd edition 2015</text:p>
          </table:table-cell>
          <table:table-cell office:value-type="string" calcext:value-type="string">
            <text:p>Digital Forensic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ick-5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Forensics with Open Source Tools 2011</text:p>
          </table:table-cell>
          <table:table-cell office:value-type="string" calcext:value-type="string">
            <text:p>Digital Forensic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ractical Mobil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Triage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X-Ways Forensics Practitioner's Guide 2014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Mastering Python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Learning Network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Operating System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Big Data Forensics Learning Hadoop Investigations 2015</text:p>
          </table:table-cell>
          <table:table-cell office:value-type="string" calcext:value-type="string">
            <text:p>Digital Forensic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mplementing Digital Forensic Readiness 2016</text:p>
          </table:table-cell>
          <table:table-cell office:value-type="string" calcext:value-type="string">
            <text:p>Digital Forensic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Guide to Computer Forensics and Investigations 5th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Forensics for Network Internet and Cloud Computing 2010</text:p>
          </table:table-cell>
          <table:table-cell office:value-type="string" calcext:value-type="string">
            <text:p>Digital Forensic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reserving Electronic Evidence for Trial 2016</text:p>
          </table:table-cell>
          <table:table-cell office:value-type="string" calcext:value-type="string">
            <text:p>Digital Forensic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ick-a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ncident Response and Computer Forensics 3rd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Android Forensics Investigation Analysis and Mobile Security for Google Android 2011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★ NSA HACKING - FORENSIC TOOLKIT ★ + FREE BONUS 11 FBI FORENSIC TOOLS ★ BEST FORENSIC PACK on the Ma</text:p>
          </table:table-cell>
          <table:table-cell office:value-type="string" calcext:value-type="string">
            <text:p>Digital Forensic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Network Forensics Tracking Hackers through Cyberspace 2012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ractical Windows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ython Forensics A Workbench 2014</text:p>
          </table:table-cell>
          <table:table-cell office:value-type="string" calcext:value-type="string">
            <text:p>Digital Forensic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Linux Forensics with Python and Shell Scripting 2015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Malware Forensics Field Guide for Linux Systems Digital Forensics Field Guides 2014</text:p>
          </table:table-cell>
          <table:table-cell office:value-type="string" calcext:value-type="string">
            <text:p>Digital Forensic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Forensics Processing and Procedures 2013</text:p>
          </table:table-cell>
          <table:table-cell office:value-type="string" calcext:value-type="string">
            <text:p>Digital Forensic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ndows Forensic Analysis Toolkit 4th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ick-10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esse Venturas Marijuana Manifesto 2016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Chemistry: Genetics, Processing, Potency 2nd Edition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etting High: Marijuana through the Ag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nnabis Alchemy: The Art of Modern Hashmaking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of Abuse in the Future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★★ HOW TO SUCCESSFULLY PASS A DRUG TEST ★★★</text:p>
          </table:table-cell>
          <table:table-cell office:value-type="string" calcext:value-type="string">
            <text:p>Drugs – Gener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 Guidebook to the Psilocybin Mushrooms of Mexico (1976) - Big D. Unlimited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PSYCHEDELIC EXPLORER'S GUIDE - James Fadiman PH.D [PDF] instant auto-delivery LSD DMT PSILOCYBIN</text:p>
          </table:table-cell>
          <table:table-cell office:value-type="string" calcext:value-type="string">
            <text:p>Drugs – Gener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gic Mushrooms Around the World: A Scientific Journey Across Cultures and Time - The Case for Challenging Research and Value Systems</text:p>
          </table:table-cell>
          <table:table-cell office:value-type="string" calcext:value-type="string">
            <text:p>Drugs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cid Dreams: The Complete Social History of LSD: The CIA, the Sixties, and Beyond</text:p>
          </table:table-cell>
          <table:table-cell office:value-type="string" calcext:value-type="string">
            <text:p>Drugs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101: Professor Lee's Introduction to Growing Grade A Bud</text:p>
          </table:table-cell>
          <table:table-cell office:value-type="string" calcext:value-type="string">
            <text:p>Drugs – Gener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es: Overview &amp; Reference Guide for Professionals</text:p>
          </table:table-cell>
          <table:table-cell office:value-type="string" calcext:value-type="string">
            <text:p>Drugs – Gener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cid Dreams.The Complete Social History of LSD_ The CIA, The Sixties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yahuasca Analoge-Ott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NNABI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Business: How to Open and Successfully Run a Marijuana Dispensary and Grow Facility</text:p>
          </table:table-cell>
          <table:table-cell office:value-type="string" calcext:value-type="string">
            <text:p>Drugs – General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prendiendo de las drogas[mdma, opio, hongos, cannabis, cocaina, cafe, alcohol]-Escohotado (buy 1 ge</text:p>
          </table:table-cell>
          <table:table-cell office:value-type="string" calcext:value-type="string">
            <text:p>Drugs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 Chemical Love Story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Smoker's Guidebook: The Easy Way to Identify and Enjoy Marijuana Strains</text:p>
          </table:table-cell>
          <table:table-cell office:value-type="string" calcext:value-type="string">
            <text:p>Drugs – Genera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MT: The Spirit Molecule: A Doctor's Revolutionary Research into the Biology of Near-Death and Mystical Experiences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- Complete Fbi Blotter Microgram Analysis Manual (1987)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SD, my Problem Child (with pics)-Hofmann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, addiction, and the brain [2014]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L DRUGS <text:s/>+ BONUS !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yahuasca Cookbook Almost Fre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EASY HOW TO MAKE MDMA AT HOME GUIDE WITH PICS</text:p>
          </table:table-cell>
          <table:table-cell office:value-type="string" calcext:value-type="string">
            <text:p>Drugs – Productio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gic Mushroom Grower's Guide</text:p>
          </table:table-cell>
          <table:table-cell office:value-type="string" calcext:value-type="string">
            <text:p>Drugs – Produ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Whole Drug Manufacturer's Catalo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tto Snow collection Amphetamine syntheses etc.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 Advanced Laboratory Manual Of Organic Chemistry</text:p>
          </table:table-cell>
          <table:table-cell office:value-type="string" calcext:value-type="string">
            <text:p>Drugs – Producti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✔ ⟁ 100 COOKBOOKS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loset Culture Cannabis Growing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 - Secrets of Methamphetamine Manufacture 8th Ed.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ers Guide to Growing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DMT Extraction Guide</text:p>
          </table:table-cell>
          <table:table-cell office:value-type="string" calcext:value-type="string">
            <text:p>Drugs – Product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iphadic_Acid_Anhydrides_-_GB_Patent_0299342</text:p>
          </table:table-cell>
          <table:table-cell office:value-type="string" calcext:value-type="string">
            <text:p>Drugs – Produc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ke Amphetamine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rowing Marijuana For Dummies</text:p>
          </table:table-cell>
          <table:table-cell office:value-type="string" calcext:value-type="string">
            <text:p>Drugs – Producti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ke MDMA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✔ ⟁ The Great BIG Narcotics Cookbook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oking with Cannabis: Delicious Recipes for Edibles and Everyday Favorites</text:p>
          </table:table-cell>
          <table:table-cell office:value-type="string" calcext:value-type="string">
            <text:p>Drugs – Produc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row Marijuana Now!: An Introductory, Step-by-Step Guide to Growing Cannabis</text:p>
          </table:table-cell>
          <table:table-cell office:value-type="string" calcext:value-type="string">
            <text:p>Drugs – Production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ke Cheap Drugs at Home (Guide for 17 Most Popular Drugs)</text:p>
          </table:table-cell>
          <table:table-cell office:value-type="string" calcext:value-type="string">
            <text:p>Drugs – Produc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DMA Synthes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Pro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GHB [Open Drugs] GHB Manual</text:p>
          </table:table-cell>
          <table:table-cell office:value-type="string" calcext:value-type="string">
            <text:p>Drugs – Producti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✔ ⟁ DO IT YOURSELF GUIDE PACK 700+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eal The First Deadly Blow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veryday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ctionary of Deities and Demons in the Bible, Second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etting Started With Raspberry Pi 3rd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bsorption_of_nitrous_gas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ucifer Rising British Intelligence and the Occult 2016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gital Photography For Dummies 8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ersuasion Equation The Subtle Science of Getting Your Way 2015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agleton, Terry (Why Marx was Right)</text:p>
          </table:table-cell>
          <table:table-cell office:value-type="string" calcext:value-type="string">
            <text:p>eBooks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tual Funds For Dummies 7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✔ ⟁ 25 Greatest Science Books of All Time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ising Witch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nis Enlargement Exercise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Women Laugh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Guitar Theory For Dummies 2013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niversally Preferable Behavior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rardi, Franco (The Soul At Work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audrillard, Jean (The Consumer Society.Myths and Structures)</text:p>
          </table:table-cell>
          <table:table-cell office:value-type="string" calcext:value-type="string">
            <text:p>eBooks – 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Do I Do That in Photoshop 2016</text:p>
          </table:table-cell>
          <table:table-cell office:value-type="string" calcext:value-type="string">
            <text:p>eBooks – 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Zizek, Slavoj (For they know not what they do)</text:p>
          </table:table-cell>
          <table:table-cell office:value-type="string" calcext:value-type="string">
            <text:p>eBooks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Richard Jean Lane, Baudrillard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Agile Mind Set Making Agile Processes Work 2015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jesty of Vue.js 2016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Longevity Book The Science of Aging, the Biology of Strength, and the Privilege of Time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audrillard, Jean (For a critique of the political economy of the sign)</text:p>
          </table:table-cell>
          <table:table-cell office:value-type="string" calcext:value-type="string">
            <text:p>eBooks – Oth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narchist Cookbook - BOMBS, GUN POUDER, DRUGS, and all sort of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9-11 Synthetic Terror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dow Wars The Secret Struggle for the Middle East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voynich manuscript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ULTIMATE BITCOIN MONEY MAKING GUIDE</text:p>
          </table:table-cell>
          <table:table-cell office:value-type="string" calcext:value-type="string">
            <text:p>eBooks – Other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Stars The Definitive Visual Guide 2016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diots Guides Zen Doodling 2015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Communist manifesto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Writing for Interaction Crafting the Information Experience 2013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udrillard, Jean (Selected Writings)</text:p>
          </table:table-cell>
          <table:table-cell office:value-type="string" calcext:value-type="string">
            <text:p>eBooks – Oth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Ethics of Influence Government in the Age of Behavioral 2016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✔ ⟁ Muscle Exercises Encyclopedia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diots Guides 3D Printing 2015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eBooks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naging for People Who Hate Managing 2012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 Your Inner Alpha Loose 2015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avid Lane (88 precepts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mesteading The Complete Guide to Self Sufficiency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 office:value-type="string" calcext:value-type="string">
            <text:p>eBooks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Baudrillard, Jean (The Spirit of Terrorism)</text:p>
          </table:table-cell>
          <table:table-cell office:value-type="string" calcext:value-type="string">
            <text:p>eBooks – 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25 Classic Books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Rise and Fall of Communism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lide Customizable Image Loading on Android 2016</text:p>
          </table:table-cell>
          <table:table-cell office:value-type="string" calcext:value-type="string">
            <text:p>eBooks – Oth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ngels, Condition of the Working Class in England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our Futures Life after Capitalism 2016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Anarchist Cookbook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01-04-20-politische-biographie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ig History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ichael Hardt and Antonio Negri, Empire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actical Anarch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worn in Secret Freemasonry and the Knights Templar 2013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sic Theory For Dummies 3rd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Zizek, Slavoj (The Plague of Fantasies)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wo Nations Indivisible A History of Inequality in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NARCHIST COOK BOOK 4 (2017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GCHQ Puzzl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dass Prepper's Handbook Everything You Need to Know to Prepare Yourself for the Worst 2015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ublespeak Language to Deceive You 2016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upont Blasters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-leo-frank-case-watsons-magazine-january-1915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Science of Getting Rich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End of Science Facing the Limits of Knowledge 2015</text:p>
          </table:table-cell>
          <table:table-cell office:value-type="string" calcext:value-type="string">
            <text:p>eBooks – 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diots Guides Raspberry Pi 2015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ncel Cabl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n Course Strategies for Creating Success in College 8th ed 2016</text:p>
          </table:table-cell>
          <table:table-cell office:value-type="string" calcext:value-type="string">
            <text:p>eBooks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Accumulation of Freedom Writings on Anarchist Economics 2012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ecrets of Ancient America Archaeoastronomy and the Legacy 2015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Plots Against Hitler 2016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en of the Code Living as a Superior Man 2015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NC Lathe Machining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Julia Kristeva, The Sense and Non sense of Revolt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Art of Deception 2003</text:p>
          </table:table-cell>
          <table:table-cell office:value-type="string" calcext:value-type="string">
            <text:p>eBooks – 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gels, Socialism Utopian and Scientific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Gardnerian Book of Shadow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ex Magica: Secret Signs, Mysterious Symbols, and Hidden Codes of the Illuminati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Movi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ngels, Dialectics of Nature part</text:p>
          </table:table-cell>
          <table:table-cell office:value-type="string" calcext:value-type="string">
            <text:p>eBooks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bsorbent Material GB Patent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Big Data Driven Business 2015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raight to Hell True Tales of Deviance Debauchery 2015</text:p>
          </table:table-cell>
          <table:table-cell office:value-type="string" calcext:value-type="string">
            <text:p>eBooks – Oth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munists like u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hael Hardt, Common Wealth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eBooks – 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ick-a-Book List: TEXTBOOKS: Accounting Economics Finance Management &amp; Marketing</text:p>
          </table:table-cell>
          <table:table-cell office:value-type="string" calcext:value-type="string">
            <text:p>eBooks – Other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udrillard, Jean (Simulacra and Simulation)</text:p>
          </table:table-cell>
          <table:table-cell office:value-type="string" calcext:value-type="string">
            <text:p>eBooks – 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arx Articles from the German French Yearbooks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Persuade People Who Don't Want to be Persuaded: Get What You Want Every Time!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ueling Freedom Exposing the Mad War on Energy 2016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ts Lies and the Caliphate 2016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 office:value-type="string" calcext:value-type="string">
            <text:p>eBooks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steels-Bruno-Post-Maoism-Badiou-and-Politics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sorbent_Material_-_GB_Patent_0506929. pdf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ookkeeping Kit For Dummies 2012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audrillard (The Mirror of Production)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diou, Alain, The Communist Hypothesis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✔ ⟁ 58 Sexual Ebooks Pack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aplan ACT Premier 2016 with 8 Practice Tests 2015</text:p>
          </table:table-cell>
          <table:table-cell office:value-type="string" calcext:value-type="string">
            <text:p>eBooks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rrida, Jacques (Specters of Marx)</text:p>
          </table:table-cell>
          <table:table-cell office:value-type="string" calcext:value-type="string">
            <text:p>eBooks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ngels, The Origin of the Family Private Property and the Stat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oaz david (Libertarianism Primer)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heath and Knife - Adult Furry Comic - M/M Gay Incest Brothers - wolf boy Yaoi English full color CU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gainst the God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ndard Catalog of Winchester Firearms 3rd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esuit Science and the End of Natures Secrets 2015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Solve Almost Any Sexual Problem The Easy Way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Modern Alpha Male 2014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lack Book of Lie Detection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leman, John (One World Dictatorship)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Conquest of Bread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 Reasons We’re Glad To Be Men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gician Books - Cards and Other Tricks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asting Metal Parts By Harold Hoffman (Action Book Publishers)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Refining Design For Business 2013</text:p>
          </table:table-cell>
          <table:table-cell office:value-type="string" calcext:value-type="string">
            <text:p>eBooks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✔ ⟁ 600 iBooks for iPhone &amp; iPad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eBooks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Spark in the Machine The Science of Acupuncture 2014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troductory Econometrics A Modern Approach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nds On Mobile App Testing A Guide for Mobile Testers 2015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al Time Relationships The Logic of Lov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Financial Crisis of Our Tim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gles, The Peasant Question in France and Germany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eBooks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On Truth The Tyranny of Illusion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Wiccan Bibl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thors, All the, THE IDEA OF COMMUNISM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x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Women on Top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Speak and Write German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Ponzimonium How Scam Artists Are Ripping Off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✔ ⟁ Illegal Collection Of Banned Books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rrida, Jacques (Deconstruction and the Possibility of Justice)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lthusser, Louis For Marx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Zizek, Slavoj (In Defense of Lost Causes)</text:p>
          </table:table-cell>
          <table:table-cell office:value-type="string" calcext:value-type="string">
            <text:p>eBooks – 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(Not) to Achive Freedom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Agile Consultant Guiding Clients to Enterprise Agility 2016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Write Way to Succeed</text:p>
          </table:table-cell>
          <table:table-cell office:value-type="string" calcext:value-type="string">
            <text:p>eBooks – 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cial Engineering The Art of Human Hacking (ebook)</text:p>
          </table:table-cell>
          <table:table-cell office:value-type="string" calcext:value-type="string">
            <text:p>eBooks – Othe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arx Articles from the Labour Standard</text:p>
          </table:table-cell>
          <table:table-cell office:value-type="string" calcext:value-type="string">
            <text:p>eBooks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ummies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ngels, Anti Duhring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Panama Papers Breaking th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rill Sharpening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Nazis and the Occult 1989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tual Worlds and Criminality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o the Lions Mouth The True Story of Dusko Popov 2016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 questions about fascism oswald mosley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ide Story Politics Intrigue and Treachery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Zizek, Slavoj (Living in the End of Times)</text:p>
          </table:table-cell>
          <table:table-cell office:value-type="string" calcext:value-type="string">
            <text:p>eBooks – 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ISIS Hostage One Mans Tru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oggs-Carl-Marxism-Prefigurative-Communism-and-Problem-Workers-Control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ngels, Synopsis of Capital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atiaV5R7 Prismatic Machining Boo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ogue Heroes The History of the SAS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Metallurgy Of Antimon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how Me How: 500 Things You Should Know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tough question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f Course The Greatest Collection Of Riddles and Brain Teasers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onjuring Hitler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A Practical Guide to Networking Privacy &amp; Security in iOS 9 2015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and Privacy in Internet of Things IoTs 2016</text:p>
          </table:table-cell>
          <table:table-cell office:value-type="string" calcext:value-type="string">
            <text:p>eBooks – Technic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ick-10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dator Empire Drone Warfare and Full Spectrum Dominance 2016</text:p>
          </table:table-cell>
          <table:table-cell office:value-type="string" calcext:value-type="string">
            <text:p>eBooks – Techn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mplete Guide into learning Photoshop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OS Sierra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tect Your Digital Life The Online Security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ick-a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10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veloper Testing Building Quality into Softwa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 for Everyone Advanced Analytics and Graphics 2014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SS3 for Web Designers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irewalls Dont Stop Dragons A Step by Step Guide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quirements Writing for System Engineer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 SQL Server Always On Availability Groups 2016</text:p>
          </table:table-cell>
          <table:table-cell office:value-type="string" calcext:value-type="string">
            <text:p>eBooks – Technic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and MySQL Web Development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fficial ISC2 Guide to the CISSP-ISSMP CBK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ng SQL Server DBAs Defending the Datab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roubleshooting with the Windows Sysinternals Tools 2016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for Secret Agen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nsupervised Deep Learning in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ones Teach an Arduino to Fly 2016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Gourmet iOS Developers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icroservices Flexible Software Architecture 2016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rash Course for the GMAT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Absolut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nreal Engine 4 Scripting with C plus plus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 to Code with C sharp 2016</text:p>
          </table:table-cell>
          <table:table-cell office:value-type="string" calcext:value-type="string">
            <text:p>eBooks – Technic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yond jQuery 2016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ing 2D Game Development with Un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ompTIA Cert Guides A+ Cloud Essentials Linux+ Mobility+ Network+ Security+ Serve</text:p>
          </table:table-cell>
          <table:table-cell office:value-type="string" calcext:value-type="string">
            <text:p>eBooks – Technical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Xcode 6 Start to Finish iOS and OS X Development 2015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dictive Analytics The Power to Predict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ing for Beginners in easy steps Basic Programming for All Age</text:p>
          </table:table-cell>
          <table:table-cell office:value-type="string" calcext:value-type="string">
            <text:p>eBooks – Technic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pture One Pro 9 2016</text:p>
          </table:table-cell>
          <table:table-cell office:value-type="string" calcext:value-type="string">
            <text:p>eBooks – Technic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A Practical Guide to Networking and Security in iOS 8 2015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BIG DATA, Data Analytics and Data Mining</text:p>
          </table:table-cell>
          <table:table-cell office:value-type="string" calcext:value-type="string">
            <text:p>eBooks – Technical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Design Type Professional Typograph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tadata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Pick-10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vOps A Software Architects Perspective 2015</text:p>
          </table:table-cell>
          <table:table-cell office:value-type="string" calcext:value-type="string">
            <text:p>eBooks – Techn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AUTODESK 3ds Max AutoCAD InfraWorks Inventor Maya Revit Smoke</text:p>
          </table:table-cell>
          <table:table-cell office:value-type="string" calcext:value-type="string">
            <text:p>eBooks – Technical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Programming in Python An Interdisciplinary 2015</text:p>
          </table:table-cell>
          <table:table-cell office:value-type="string" calcext:value-type="string">
            <text:p>eBooks – Technic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ke Control of the Mac Command Line with Terminal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ing Penetration Testing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wift From Two to Three 2016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obe Dreamweaver Guide - Full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urs To Hack and To Own The Rise of Platform Cooperativism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Pick-10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mputer Security Fundament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Complete Guide to Cybersecur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ython Penetration Testing for Developers 2016</text:p>
          </table:table-cell>
          <table:table-cell office:value-type="string" calcext:value-type="string">
            <text:p>eBooks – Technical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FA Program Curriculum 2017 Level III Volumes 1 to 6 2016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Official ISC2 Guide to the CCSP CB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talian All in One For Dummies 2013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nderstanding Network Hacks Attack and Defense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ils Angular Postgres and Bootstrap 2nd ed.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ing Perl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ffective Ruby 48 Specific Ways to Write Better Ruby 2014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ata Wrangling with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in Fixed and Wireless Network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ing in Delphi 2014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ssential MATLAB for Engineers and Scientists 6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 Unleash Machine Learning Techniques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igrating to Swift from Flash and ActionScript 2016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veloping Essbase Applications 2015</text:p>
          </table:table-cell>
          <table:table-cell office:value-type="string" calcext:value-type="string">
            <text:p>eBooks – Techn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st Driving JavaScript Applic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ke Control of OS X Server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Programming for Android Developers For Dummies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atabase Modeling and Design Logical Design 5th edition 2011</text:p>
          </table:table-cell>
          <table:table-cell office:value-type="string" calcext:value-type="string">
            <text:p>eBooks – Technical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5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ython 201 Intermediate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SCP Systems Security Certified Practitioner All-in-One Exam Guid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ven Mobile Apps in Seven Weeks 2016</text:p>
          </table:table-cell>
          <table:table-cell office:value-type="string" calcext:value-type="string">
            <text:p>eBooks – Technic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Pick-10-Book List: TEXTBOOKS: Accounting Economics Finance Management &amp; Marketing</text:p>
          </table:table-cell>
          <table:table-cell office:value-type="string" calcext:value-type="string">
            <text:p>eBooks – Technical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actical Augmented Real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ython Learn Python in 24 Hours or Les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Fast Data Processing with Spark 2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ierra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ompTIA Cert Guides A+ Cloud Essentials Linux+ Mobility+ Network+ Security+ Server</text:p>
          </table:table-cell>
          <table:table-cell office:value-type="string" calcext:value-type="string">
            <text:p>eBooks – Technical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ython for Secret Agent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n RPG with Unity 5.x 2016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ecurity and Network Forensics 2011</text:p>
          </table:table-cell>
          <table:table-cell office:value-type="string" calcext:value-type="string">
            <text:p>eBooks – Technica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Strategic Analytics and SAS Using Aggregate Data 2016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asso Easy Image Loading on Android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✔ ⟁ MASTER JAVASCRIPT ⟁ (͠≖ ͜ʖ͠≖)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INFOSEC, PRIVACY and SECURITY</text:p>
          </table:table-cell>
          <table:table-cell office:value-type="string" calcext:value-type="string">
            <text:p>eBooks – Technica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Scrumban Revolution Getting the Most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ke DIY Drone and Quadcopter Proj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Application Express Administration For DBAs &amp; Developers</text:p>
          </table:table-cell>
          <table:table-cell office:value-type="string" calcext:value-type="string">
            <text:p>eBooks – Technic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ISCO Certification Guides (CCDA CCDE CCENT CCIE CCNA CCNP)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Linux Command Line Beginner's Guide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lectronics For Kids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Pick-10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ython Passive Network Mapping P2NMAP 2015</text:p>
          </table:table-cell>
          <table:table-cell office:value-type="string" calcext:value-type="string">
            <text:p>eBooks – Technica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vOps for Web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ke Control of Upgrading to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egrating Front end Components with Web Applications 2014</text:p>
          </table:table-cell>
          <table:table-cell office:value-type="string" calcext:value-type="string">
            <text:p>eBooks – Technic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SCP ISC2 Systems Security Certified Practitioner Official Study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Language Explor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uccessful Analytics Managing Google Analytics 2015</text:p>
          </table:table-cell>
          <table:table-cell office:value-type="string" calcext:value-type="string">
            <text:p>eBooks – Technica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Elixir 1.3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uides---32 Items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Android Programming with Android Studio 4th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Phone For Dummies 10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buntu Unleashed 2017</text:p>
          </table:table-cell>
          <table:table-cell office:value-type="string" calcext:value-type="string">
            <text:p>eBooks – Techn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aspberry Pi Robotic Projec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Regression Analysis Microsoft Excel 2016</text:p>
          </table:table-cell>
          <table:table-cell office:value-type="string" calcext:value-type="string">
            <text:p>eBooks – Technic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VISUALLY macOS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iOS 10 early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THE TERMINATOR PACK 37,000 ITEMS ▶GUIDES ▶TEMPLATES ▶SOFTWARE ▶E-whore/Pornleech</text:p>
          </table:table-cell>
          <table:table-cell office:value-type="string" calcext:value-type="string">
            <text:p>eWhor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 SUPER PACK OF BOOK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Frau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Dominos</text:p>
          </table:table-cell>
          <table:table-cell office:value-type="string" calcext:value-type="string">
            <text:p>Frau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✔ ⟁ AMAZON FRAUDING 2016 ⟁ (͠≖ ͜ʖ͠≖)</text:p>
          </table:table-cell>
          <table:table-cell office:value-type="string" calcext:value-type="string">
            <text:p>Frau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Fraud Package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S Tax Refund Method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Unlimited Amazon Gift Cards</text:p>
          </table:table-cell>
          <table:table-cell office:value-type="string" calcext:value-type="string">
            <text:p>Fraud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ARKNET STARTER KIT: MAKE MONEY, FRAUD, MOR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ming LocalBitcoins.com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odzilla Mega Pack + Ultimate Fraud Guide + 10GB of Fake IDs, Templates, Bills and More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ming and Social Engineering---130 Items</text:p>
          </table:table-cell>
          <table:table-cell office:value-type="string" calcext:value-type="string">
            <text:p>Frau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 Pages, Hacking Tools, DDOS Tools and Cracking Tools MEGA-SUPER-GOLDEN PACK!!!</text:p>
          </table:table-cell>
          <table:table-cell office:value-type="string" calcext:value-type="string">
            <text:p>Fraud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 Pages Megapack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rder free 'Dominos' Pizza</text:p>
          </table:table-cell>
          <table:table-cell office:value-type="string" calcext:value-type="string">
            <text:p>Frau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: Hacking Practical Guide for Beginners</text:p>
          </table:table-cell>
          <table:table-cell office:value-type="string" calcext:value-type="string">
            <text:p>Hacking – Genera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SUPER PACK OF BOOK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cking: The Ultimate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Pick-a-Book List: PENETRATION TESTING (Pentesting) &amp; METASPLOIT</text:p>
          </table:table-cell>
          <table:table-cell office:value-type="string" calcext:value-type="string">
            <text:p>Hacking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The Beginners Guide to Master The Art of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✔ ⟁ HACKERS COLLECTION - OVER 15 TUTORIALS ⟁ (͠≖ ͜ʖ͠≖)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Pick-10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With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dvanced Persistent Threat Hacking The Art and Science of Hacking Any Organization</text:p>
          </table:table-cell>
          <table:table-cell office:value-type="string" calcext:value-type="string">
            <text:p>Hacking – General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earning Nessus for Penetration Testing 2014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University Computer Hacking and Mobile Hacking 2 2016</text:p>
          </table:table-cell>
          <table:table-cell office:value-type="string" calcext:value-type="string">
            <text:p>Hacking – General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ED RDP SERVICE (LIFETIME)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enetration Testing: A Hands-On Introduction to Hacking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 office:value-type="string" calcext:value-type="string">
            <text:p>Hacking – Gene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books of Hacking, Carding and much more</text:p>
          </table:table-cell>
          <table:table-cell office:value-type="string" calcext:value-type="string">
            <text:p>Hacking – General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Most Indepth Hacker's Guide 2015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'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inking Security Stopping Next Year's Hackers 2015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Mega Pack---1417 Items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or Beginners The Ultimate Guide 2016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or Beginners---406 Items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itch Hackers Guide to the Network 2016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Pick-a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cking for Dummies 5th Edition E-Book</text:p>
          </table:table-cell>
          <table:table-cell office:value-type="string" calcext:value-type="string">
            <text:p>Hacking – Gener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Become A Hacker - Encyclopedia of Cybercrim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RA Hackers Collection OVER 10.000 pages of HACKING INFORMATIO</text:p>
          </table:table-cell>
          <table:table-cell office:value-type="string" calcext:value-type="string">
            <text:p>Hacking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QL Injection Tool Software Megapack</text:p>
          </table:table-cell>
          <table:table-cell office:value-type="string" calcext:value-type="string">
            <text:p>Hacking – Gener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[E-BOOK COLLECTION] HACKING (2,6GB]</text:p>
          </table:table-cell>
          <table:table-cell office:value-type="string" calcext:value-type="string">
            <text:p>Hacking – General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1000 Hacking Tutorials (The Best of)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 Playbook: Practical Guide To Penetration Testing</text:p>
          </table:table-cell>
          <table:table-cell office:value-type="string" calcext:value-type="string">
            <text:p>Hacking – Genera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Uber Package (Get UNLIMITED Free Rides + Make $3,000+ a Month as Fake Uber Driver)</text:p>
          </table:table-cell>
          <table:table-cell office:value-type="string" calcext:value-type="string">
            <text:p>Hacking – Mobi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ANDROID HACKS - TRULY OWN YOUR DEVICE</text:p>
          </table:table-cell>
          <table:table-cell office:value-type="string" calcext:value-type="string">
            <text:p>Hacking – Mobi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Phone Tips, Tricks, Apps &amp; Hacks - iOS 7</text:p>
          </table:table-cell>
          <table:table-cell office:value-type="string" calcext:value-type="string">
            <text:p>Hacking – Mobi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pplication Security The Definitive Guide for Hackers and Developers 2016</text:p>
          </table:table-cell>
          <table:table-cell office:value-type="string" calcext:value-type="string">
            <text:p>Hacking – Mobi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Hacking and Securing iOS Applications 2012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nonymous Phone Call Spoofer</text:p>
          </table:table-cell>
          <table:table-cell office:value-type="string" calcext:value-type="string">
            <text:p>Hacking – Phreaking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2 intercept or "Hack" a phone call</text:p>
          </table:table-cell>
          <table:table-cell office:value-type="string" calcext:value-type="string">
            <text:p>Hacking – Phreak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and Securing Web Applications 2015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Gmai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ONLINE POKER CHEATING GUIDE 2016 ▄▀▄▀▄▀▄▀▄▀▄▀▄▀▄▀▄▀▄▀▄▀▄▀▄▀▄▀</text:p>
          </table:table-cell>
          <table:table-cell office:value-type="string" calcext:value-type="string">
            <text:p>Hacking – Webs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PayPal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WiFi Hacking + FREEB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niffers Software Megapac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✔ ⟁ WiFi AUTOMATED CRACKER + VIDEO TUTORIAL ⟁ (͠≖ ͜ʖ͠≖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uilding a Pentesting Lab for Wireless Networks 2016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Exposed Wireless Wireless Security Secrets and Solutions 3rd edition 2015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COLLECTION OF LOCK PICKING BOOKS</text:p>
          </table:table-cell>
          <table:table-cell office:value-type="string" calcext:value-type="string">
            <text:p>Lockpick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Defeating Electromagnetic Door Locks</text:p>
          </table:table-cell>
          <table:table-cell office:value-type="string" calcext:value-type="string">
            <text:p>Lockpick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indows Malware Analysis Essentials 2015</text:p>
          </table:table-cell>
          <table:table-cell office:value-type="string" calcext:value-type="string">
            <text:p>Malware Authorshi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irus Builders Software Megapack</text:p>
          </table:table-cell>
          <table:table-cell office:value-type="string" calcext:value-type="string">
            <text:p>Malware Authorshi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Malware Rootkits and Botnets A Beginner's Guide 2013</text:p>
          </table:table-cell>
          <table:table-cell office:value-type="string" calcext:value-type="string">
            <text:p>Malware Authorshi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Practical Malware Analysis The Hands On Guide 2012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Advanced Malware Analysis 2015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█ █★ CREATE HIGH CREDIT SCORE GHOSTS IN BUREAUS SYSTEMS ★ █ █</text:p>
          </table:table-cell>
          <table:table-cell office:value-type="string" calcext:value-type="string">
            <text:p>Modifying Credi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REDIT SECRETS PACK - BOOST CREDIT SCORE - ▄▀▄▀▄▀▄▀▄▀▄▀▄▀▄▀▄▀▄▀▄▀▄▀▄▀▄▀GET A NEW CREDIT PROFILE</text:p>
          </table:table-cell>
          <table:table-cell office:value-type="string" calcext:value-type="string">
            <text:p>Modifying Credi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one Warfare and Lawfare in a Post Heroic Age 2016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obe Photoshop CS6 Extended 13.1.2 Portable-64bi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ding Tutorial in German for Beginners!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demy - <text:s/>How I Sell $7500 Month Online Without Google or Facebook Ads</text:p>
          </table:table-cell>
          <table:table-cell office:value-type="string" calcext:value-type="string">
            <text:p>Oth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ep-by-Step Guide to Vanishing Without a Trac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very body is saying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How To Fuck A Womans Brains Out + How to Get Beautiful Women Into Bed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♕♕♕ ★★★ HOW TO GET FREE STUFF! ★★★ ♕♕♕</text:p>
          </table:table-cell>
          <table:table-cell office:value-type="string" calcext:value-type="string">
            <text:p>Oth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utorials Mega Pack---1630 Item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!! Secret Strategy -- OVER 2000$ IN JUST HALF AN HOUR 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to Closed Circuit Television (CCTV) Destructio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0 things you a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Tutorial GPG</text:p>
          </table:table-cell>
          <table:table-cell office:value-type="string" calcext:value-type="string">
            <text:p>PGP/GP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idiots - Windows only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changing Files with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50K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nternational Passport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SA Driver License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2376 x INDIA (IDENTITY DOCS) + (PROOF OF ADDRESS) / ALMOST FREE 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DPacks - Over 11+ GB of Scans, PSDs, Templates, Fakes and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rivers License ID Templates - All US States - PSD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E ID BIB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3062 x Scans all across EUROPE + USA + AUSTRALIA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|Guide| Get New Identity birthcert+passport+DL+SS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Google First Page GUARANTEED Result in a month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 office:value-type="string" calcext:value-type="string">
            <text:p>SE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★ HOW TO SHIP DRUGS or GUNS STEALTH V.2 ★ 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Safely Super Pack ($2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Transportation/Stealth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Safely Super Pack ($1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3D Printing Template for Liberator Hand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3D Ammunition Guide Almost free (buy 1 get 1 free)</text:p>
          </table:table-cell>
          <table:table-cell office:value-type="string" calcext:value-type="string">
            <text:p>Weaponry &amp; Explosiv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GUNS &amp; FIREARMS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URVIVAL, MUNITIONS, WEAPONS, COMBAT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 office:value-type="string" calcext:value-type="string">
            <text:p>Weaponry &amp; Explosiv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mmunition Handbook Tactics Techniques And Procedures for Munitions Handler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idden Street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to make a lighter gas bomb.rtf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Being 100% A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Completely An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- Private Investigator Secrets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$$$ 0.20 cents $$$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anonymous and safe online guide</text:p>
          </table:table-cell>
          <table:table-cell office:value-type="string" calcext:value-type="string">
            <text:p>Anonymity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uide -= How to configure socks5 proxies =-</text:p>
          </table:table-cell>
          <table:table-cell office:value-type="string" calcext:value-type="string">
            <text:p>Anonymity – Proxie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VANISH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CC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KapteinV intro to Carding! Complete Guide! August 2017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IKECARDING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er Handbook (EVCH)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er Handbook (EVCH) – LEAKED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ber carding Guide ????‍????EXCLUSIVE????‍????</text:p>
          </table:table-cell>
          <table:table-cell office:value-type="string" calcext:value-type="string">
            <text:p>Cardi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ber carding Guide " Get free taxi "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ltmate carding guide. + big package for free \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derstanding how Carding works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VENMO CARDING GUIDE AUGUST 2017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lassifieds Bank Cashout Method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change PayPal hacked account balance to Bitcoin (2017)</text:p>
          </table:table-cell>
          <table:table-cell office:value-type="string" calcext:value-type="string">
            <text:p>Cashing Ou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cash out Dumps (100% Working Method)</text:p>
          </table:table-cell>
          <table:table-cell office:value-type="string" calcext:value-type="string">
            <text:p>Cashing Ou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PayPal transfers?</text:p>
          </table:table-cell>
          <table:table-cell office:value-type="string" calcext:value-type="string">
            <text:p>Cashing Ou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SUNTRUST (CARDING METHOD) 2017</text:p>
          </table:table-cell>
          <table:table-cell office:value-type="string" calcext:value-type="string">
            <text:p>Cashing Out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sh Out Venmo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 Out Wells Fargo Accounts</text:p>
          </table:table-cell>
          <table:table-cell office:value-type="string" calcext:value-type="string">
            <text:p>Cashing Ou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CVV To E-GiftCards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July 2017 - CC/PP to BTC - 7 methods 20 sites</text:p>
          </table:table-cell>
          <table:table-cell office:value-type="string" calcext:value-type="string">
            <text:p>Cashing Out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/CC cashout using MMO currency</text:p>
          </table:table-cell>
          <table:table-cell office:value-type="string" calcext:value-type="string">
            <text:p>Cashing Out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or CC To BTC Cashout</text:p>
          </table:table-cell>
          <table:table-cell office:value-type="string" calcext:value-type="string">
            <text:p>Cashing Out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ipe Cashout Method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X RETURNS CASHOUT 2017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ICKET CC CASHOUT METHOD!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LLS FARGO CASH OUT BIBLE 2017</text:p>
          </table:table-cell>
          <table:table-cell office:value-type="string" calcext:value-type="string">
            <text:p>Cashing Ou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ELLS FARGO TO BTC CASHOUT METHOD 2017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U CASHOUT SEC. UPDATE</text:p>
          </table:table-cell>
          <table:table-cell office:value-type="string" calcext:value-type="string">
            <text:p>Cashing Out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Art of Making Money: The Story of a Master Counterfeiter</text:p>
          </table:table-cell>
          <table:table-cell office:value-type="string" calcext:value-type="string">
            <text:p>Counterfeit Currenc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ccount localbitcoins.com (confirmation) NON HACK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Money Got Free Bitcoin &amp; the Fight for the Futu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make .2875 BITCOIN a Day on the DEEP WEB!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vesting In Ethereum Cryptocurrencies and Profiting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nvesting in Ethereum The Ultimat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CFP Certified Cyber Forensics Professional All in One Exam 2015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loud Storag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mputer Incident Response and Forensics Team Management 2014</text:p>
          </table:table-cell>
          <table:table-cell office:value-type="string" calcext:value-type="string">
            <text:p>Digital Forensic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Contemporary Digital Forensic Investigations of Cloud 2017</text:p>
          </table:table-cell>
          <table:table-cell office:value-type="string" calcext:value-type="string">
            <text:p>Digital Forensic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Book Of Forensics</text:p>
          </table:table-cell>
          <table:table-cell office:value-type="string" calcext:value-type="string">
            <text:p>Digital Forensic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orensic Pack + Freebies!</text:p>
          </table:table-cell>
          <table:table-cell office:value-type="string" calcext:value-type="string">
            <text:p>Digital Forensic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efeat Advanced Malware New Tools for Protection an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Phone and iOS Forensics 2011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Network Forensics 2017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Practical Forensic Imaging Securing Digital Evidence with Linux</text:p>
          </table:table-cell>
          <table:table-cell office:value-type="string" calcext:value-type="string">
            <text:p>Digital Forensic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Unified Communications Forensics Anatomy of Common UC Attack</text:p>
          </table:table-cell>
          <table:table-cell office:value-type="string" calcext:value-type="string">
            <text:p>Digital Forensic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Unified Communications Forensics Anatomy of Common UC Attacks 2014</text:p>
          </table:table-cell>
          <table:table-cell office:value-type="string" calcext:value-type="string">
            <text:p>Digital Forensic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Virtualization and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Acid Dreams: The Complete Social History of LSD</text:p>
          </table:table-cell>
          <table:table-cell office:value-type="string" calcext:value-type="string">
            <text:p>Drugs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cid Dreams: The Complete Social History of LSD: The CIA, th</text:p>
          </table:table-cell>
          <table:table-cell office:value-type="string" calcext:value-type="string">
            <text:p>Drugs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ginners Guide To Dealing Drugs</text:p>
          </table:table-cell>
          <table:table-cell office:value-type="string" calcext:value-type="string">
            <text:p>Drugs – Gener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etting High Marijuana through the Ages 2016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allucinogenic Plants - A Golden Guid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llucinogens and Cultur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allucinogens And Shamanism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Import Wine !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UCCESSFULLY PASS A DRUG TEST</text:p>
          </table:table-cell>
          <table:table-cell office:value-type="string" calcext:value-type="string">
            <text:p>Drugs – Gener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eyote and Mescaline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eyote and other Psychoactive Cacti</text:p>
          </table:table-cell>
          <table:table-cell office:value-type="string" calcext:value-type="string">
            <text:p>Drugs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lvinorin: The Psychedelic Essence of Salvia Divinorum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Encyclopedia of Addictive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Official High Times Cannabis Cookbook</text:p>
          </table:table-cell>
          <table:table-cell office:value-type="string" calcext:value-type="string">
            <text:p>Drugs – Gene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Psilocybin Mushroom Image Guide</text:p>
          </table:table-cell>
          <table:table-cell office:value-type="string" calcext:value-type="string">
            <text:p>Drugs – Gener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he Psilocybin Solution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 The User's Guide 2016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ginners Guide to Growing Marijuana [DW013]</text:p>
          </table:table-cell>
          <table:table-cell office:value-type="string" calcext:value-type="string">
            <text:p>Drugs – Product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ootleg Your Own Moonshine At Home [DW014]</text:p>
          </table:table-cell>
          <table:table-cell office:value-type="string" calcext:value-type="string">
            <text:p>Drugs – Producti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rewers' Recipes - Beers, Wines &amp; Spirits</text:p>
          </table:table-cell>
          <table:table-cell office:value-type="string" calcext:value-type="string">
            <text:p>Drugs – Produ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andestine Psychedelic &amp; Amphetamine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rn Money Growing Mushrooms Easily [DW012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Indoor Mushroom Growing Technique For Boil A Bag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Great BIG Narcotics Cookbook (Instant Download)</text:p>
          </table:table-cell>
          <table:table-cell office:value-type="string" calcext:value-type="string">
            <text:p>Drugs – Produc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Ultimate Beginner's Guide to Making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tal-Synthesis-II (How To Make Ecstasy)</text:p>
          </table:table-cell>
          <table:table-cell office:value-type="string" calcext:value-type="string">
            <text:p>Drugs – Producti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 - Secrets of Methamphetamine Manufacture 8th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ncle Fester's Secrets of Methamphetamine Manufacture 8th ed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<text:s/>ENCYCLOPEDIA OF ANCIENT AND FORBIDDEN SECRETS </text:p>
          </table:table-cell>
          <table:table-cell office:value-type="string" calcext:value-type="string">
            <text:p>eBooks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♕ eMoneyz eBook || $70 – $100 Daily ♕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101 Digital Affiliate Hacks, eBook, PDF</text:p>
          </table:table-cell>
          <table:table-cell office:value-type="string" calcext:value-type="string">
            <text:p>eBooks – 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Chomsky Language Mind and Politics 2nd edition 2013</text:p>
          </table:table-cell>
          <table:table-cell office:value-type="string" calcext:value-type="string">
            <text:p>eBooks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omsky on Anarchism 2005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 I Need to See the Doctor: The Home-Treatment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-It-Yourself For Dummies Collection (Essential Ebooks)</text:p>
          </table:table-cell>
          <table:table-cell office:value-type="string" calcext:value-type="string">
            <text:p>eBooks – 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Douglas Adams Collection [DW008]</text:p>
          </table:table-cell>
          <table:table-cell office:value-type="string" calcext:value-type="string">
            <text:p>eBooks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xtreme Self Defence - 129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ale Encyclopedia of Alternative Medicine 4 Volume Set 4th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ale Encyclopedia of Medicine 9 Volume Set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iant Collection of UFO eBooks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iant Collection of UFO eBooks Volume 2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Got Ink? Tattoo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ndbook for rebels and outlaws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ndbook of Poisonous and Injurious Plants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rry Potter - Complete Collection - 7 Book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arry Potter Audio Books 1-7 - Read by Stephen Fry</text:p>
          </table:table-cell>
          <table:table-cell office:value-type="string" calcext:value-type="string">
            <text:p>eBooks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ealthy Shoulder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idden History An Encyclopedia of Modern Crimes Conspiracies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me Repair Handbook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UGE Ebook Pack About Monetizing ONLINE (550+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YPNOSIS PERSUASION PACK 14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llegal 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LLEGAL COLLECTION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nventing the Future Postcapitalism and a World without Work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vesting in Commodities For Dummies 2016</text:p>
          </table:table-cell>
          <table:table-cell office:value-type="string" calcext:value-type="string">
            <text:p>eBooks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vesting in Dividends For Dummies Portable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IS Exposed Beheadings Slavery and the Hellish Reality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IS Inside the Army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ISIS The State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ama Sutra - Classic Lovemaking Techniques Reinterpreted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Kama Sutra: The Ancient Indian Handbook of Love Making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LEAKED - CIA Book of Dirty Tricks [DW015]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roeconomics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roeconomics 9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croeconomics For Dummies UK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ke Money Online eBook Mega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Microeconomics 8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icroeconomics 9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icroeconomics Principles Problems and Policies 20th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icroeconomics Theory and Applications with Calculus 4e 2017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oam Chomsky Collection [DW007]</text:p>
          </table:table-cell>
          <table:table-cell office:value-type="string" calcext:value-type="string">
            <text:p>eBooks – 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Nolos Encyclopedia of Everyday Law 10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xford Medical Handbooks (14 books)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ick-10-Book List: AUTODESK 3ds Max AutoCAD InfraWorks Inventor Maya Revit Smoke</text:p>
          </table:table-cell>
          <table:table-cell office:value-type="string" calcext:value-type="string">
            <text:p>eBooks – Other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ISCO Certification Guides (CCDA CCDE CCENT CCIE CCNA CCNP)</text:p>
          </table:table-cell>
          <table:table-cell office:value-type="string" calcext:value-type="string">
            <text:p>eBooks – Other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RYPTOGRAPHY</text:p>
          </table:table-cell>
          <table:table-cell office:value-type="string" calcext:value-type="string">
            <text:p>eBooks – Othe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CYBER SECURITY &amp; CYBER WARFARE</text:p>
          </table:table-cell>
          <table:table-cell office:value-type="string" calcext:value-type="string">
            <text:p>eBooks – Othe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INFOSEC, PRIVACY and SECURITY</text:p>
          </table:table-cell>
          <table:table-cell office:value-type="string" calcext:value-type="string">
            <text:p>eBooks – Othe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10-Book List: PENETRATION TESTING (Pentesting) &amp; METASPLOIT</text:p>
          </table:table-cell>
          <table:table-cell office:value-type="string" calcext:value-type="string">
            <text:p>eBooks – Oth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5-Book List: CRYPTOGRAPHY</text:p>
          </table:table-cell>
          <table:table-cell office:value-type="string" calcext:value-type="string">
            <text:p>eBooks – Othe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5-Book List: CYBER SECURITY &amp; CYBER WARFARE</text:p>
          </table:table-cell>
          <table:table-cell office:value-type="string" calcext:value-type="string">
            <text:p>eBooks – Othe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BIG DATA, Data Analytics and Data Mining</text:p>
          </table:table-cell>
          <table:table-cell office:value-type="string" calcext:value-type="string">
            <text:p>eBooks – Other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ick-a-Book List: CRYPTOGRAPHY</text:p>
          </table:table-cell>
          <table:table-cell office:value-type="string" calcext:value-type="string">
            <text:p>eBooks – Othe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layStation Network Cards Duplication eBook (Private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ocket Sex Guide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ofit Fit For A king Never Buy Another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Rebel Book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ret Society - John Dee - The Rosiecrucian Secrets [DW009]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hannara - The Complete Collection (21 Books)</text:p>
          </table:table-cell>
          <table:table-cell office:value-type="string" calcext:value-type="string">
            <text:p>eBooks – 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hicago Food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Complete Works of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e Confessions of Aleister Crowley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Da Vinci Code by Dan Brown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Handy Astronomy Answer Boo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Lord of the Ring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Lotto Black Book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Mafia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Mammoth Book of Conspiracies 2012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Mammoth Book of Cover-Ups 2008</text:p>
          </table:table-cell>
          <table:table-cell office:value-type="string" calcext:value-type="string">
            <text:p>eBooks – 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Star Trek Encyclopedia: Updated and Expanded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ink and Grow Rich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hink and Grow Rich – Premium Edition</text:p>
          </table:table-cell>
          <table:table-cell office:value-type="string" calcext:value-type="string">
            <text:p>eBooks – 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ltimate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History of Cyber Security Attacks 1980 to Pres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Analytics with R and Tableau 2017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dvanced Analytics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A Comprehensiv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and FPGAs in Electronic Circuits 2017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BLINK Bluepri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for Beginners Essential Skills Every Maker Need 2014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Leonardo and Arduino Micro A Hands-On Guide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Music and Audio Projects 2015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Project Handbook Volume 2 2017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Uno A Hands-On Guide for Beginner 2015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duino User Guide for Operating System Programming Projects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RM A32 Assembly Language 2017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3D Model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A Power Guide for Beginners and Intermediate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and AutoCAD LT 2018 Essenti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Beginning and Intermediate 2017</text:p>
          </table:table-cell>
          <table:table-cell office:value-type="string" calcext:value-type="string">
            <text:p>eBooks – Technical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2018 For Architectural Design 2017</text:p>
          </table:table-cell>
          <table:table-cell office:value-type="string" calcext:value-type="string">
            <text:p>eBooks – Technic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Electrical 2018 for Electrical Control Designers 9e</text:p>
          </table:table-cell>
          <table:table-cell office:value-type="string" calcext:value-type="string">
            <text:p>eBooks – Technic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MEP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Plant 3D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CAD Pocket Reference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3ds Max 2014 Bible 2014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AutoCAD 2018 and Inventor 2018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Inventor 2018 Basics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utodesk Inventor Professional 2018 for Designers 18e 2017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desk Maya 2016 A Comprehensive Guide 8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ed Security Analysis of Android and iOS Applications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utomated Security Analysis of Android and iOS Applications with Mobile Security Framework 2016</text:p>
          </table:table-cell>
          <table:table-cell office:value-type="string" calcext:value-type="string">
            <text:p>eBooks – Technic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Create Models With 3ds Max 2018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Create Models With 3ds Max 2018 CINEMA 4D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ers Guide to Create Models With CINEMA 4D R18 Studio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Artificial Intelligence with the Raspberry Pi 2017</text:p>
          </table:table-cell>
          <table:table-cell office:value-type="string" calcext:value-type="string">
            <text:p>eBooks – Technica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ASP.NET for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Build and Release Management with TFS and VSTS</text:p>
          </table:table-cell>
          <table:table-cell office:value-type="string" calcext:value-type="string">
            <text:p>eBooks – Technica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 plus plus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# 6.0 Programming with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C++ Through Game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django CM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Hybrid Mobile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Ionic for iOS and Android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iPhone Development with Swift 2 Exploring the iOS</text:p>
          </table:table-cell>
          <table:table-cell office:value-type="string" calcext:value-type="string">
            <text:p>eBooks – Technica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A NetBeans IDE 8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Game Development with LibGDX 2015</text:p>
          </table:table-cell>
          <table:table-cell office:value-type="string" calcext:value-type="string">
            <text:p>eBooks – Technical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JS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Linux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Microsoft Kinect for Windows SDK 2.0 2017</text:p>
          </table:table-cell>
          <table:table-cell office:value-type="string" calcext:value-type="string">
            <text:p>eBooks – Technic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Neo4j 2015</text:p>
          </table:table-cell>
          <table:table-cell office:value-type="string" calcext:value-type="string">
            <text:p>eBooks – Technica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Node.js 2014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Oracle Application Express 5 2015</text:p>
          </table:table-cell>
          <table:table-cell office:value-type="string" calcext:value-type="string">
            <text:p>eBooks – Technic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Oracle Database 12c Administration 2nd ed. 2015</text:p>
          </table:table-cell>
          <table:table-cell office:value-type="string" calcext:value-type="string">
            <text:p>eBooks – Technic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erl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ixlr Editor Learn to Edit Digital Photos 2017</text:p>
          </table:table-cell>
          <table:table-cell office:value-type="string" calcext:value-type="string">
            <text:p>eBooks – Technica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owerShell for SharePoint 2016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rogramming for DUMMIES 723 Pages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Programming with Java For Dummies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AP Fiori 2015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cala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wift Games Development for iO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Swif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the Linux Command Lin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Ubuntu for Windows and Mac User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Basic 2015 2016</text:p>
          </table:table-cell>
          <table:table-cell office:value-type="string" calcext:value-type="string">
            <text:p>eBooks – Technic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Basic A Computer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Visual C sharp A Computer Programming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Web Application Development with N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ginning Windows Mixed Reality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tter PHP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tstrap 4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tstrap 4 Responsive Web Design 2016</text:p>
          </table:table-cell>
          <table:table-cell office:value-type="string" calcext:value-type="string">
            <text:p>eBooks – Technic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ootstrap A SitePoint Anthology 2016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 Home Security System with Arduino 2015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ilding a Web Application with PHP and MariaDB A Ref Guide</text:p>
          </table:table-cell>
          <table:table-cell office:value-type="string" calcext:value-type="string">
            <text:p>eBooks – Technic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From Theory to Practice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How to Program, Global Edition</text:p>
          </table:table-cell>
          <table:table-cell office:value-type="string" calcext:value-type="string">
            <text:p>eBooks – Technic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in a Nutshell 2nd 2015</text:p>
          </table:table-cell>
          <table:table-cell office:value-type="string" calcext:value-type="string">
            <text:p>eBooks – Technica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lus plus 17 STL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lus plus Programming From Problem Analysis Program Design</text:p>
          </table:table-cell>
          <table:table-cell office:value-type="string" calcext:value-type="string">
            <text:p>eBooks – Technical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rogramming Professional Made Eas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Programming Success in a Da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Recipes A Problem Solution Approach 2017</text:p>
          </table:table-cell>
          <table:table-cell office:value-type="string" calcext:value-type="string">
            <text:p>eBooks – Technic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 sharp 7 and .NET Cor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7.0 Pocket Reference 2017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Become A Master In C sharp 2017</text:p>
          </table:table-cell>
          <table:table-cell office:value-type="string" calcext:value-type="string">
            <text:p>eBooks – Technica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Learn C sharp FAST The Ultimate Course 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 sharp Programming The No Nonsense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ssentials of Enterprise Network Security InfoSec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All-in-One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Basics A Quick and Easy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Formulas 2016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in Easy Steps 2015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Pivot Table Data Crunch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Power Programming with VBA 2016</text:p>
          </table:table-cell>
          <table:table-cell office:value-type="string" calcext:value-type="string">
            <text:p>eBooks – Technic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2016 VBA and Macros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Macros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Shortcuts The 100 Top Best Powerful Excel Keyboard</text:p>
          </table:table-cell>
          <table:table-cell office:value-type="string" calcext:value-type="string">
            <text:p>eBooks – Technic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xcel VBA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etting Started with Arduino Wiring for Windows 10 IoT Core</text:p>
          </table:table-cell>
          <table:table-cell office:value-type="string" calcext:value-type="string">
            <text:p>eBooks – Technica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TML, XHTML and CSS For Dummies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TML5 and CSS3 For Beginners Your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C3 Internet and Computing Core Certification Computing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C3 Internet and Computing Core Certification Key App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lementing Azure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Cisco UCS Solution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DevOps with Microsoft Azure 2017</text:p>
          </table:table-cell>
          <table:table-cell office:value-type="string" calcext:value-type="string">
            <text:p>eBooks – Technic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mplementing VMware Horizon 7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Computer and Network Security 2014</text:p>
          </table:table-cell>
          <table:table-cell office:value-type="string" calcext:value-type="string">
            <text:p>eBooks – Technic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Modern Cryptography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Programming in Java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Programming with C plus plus 3e 2014</text:p>
          </table:table-cell>
          <table:table-cell office:value-type="string" calcext:value-type="string">
            <text:p>eBooks – Technical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React 2015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cial Media Investigation Hands-on Approach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cial Media Market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Solid Modeling Using SOLIDWORKS 2017</text:p>
          </table:table-cell>
          <table:table-cell office:value-type="string" calcext:value-type="string">
            <text:p>eBooks – Technic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Unre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ion to US Cybersecurity Careers 2015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roductory Ada Programming 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10 by Tutor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10 SDK Development Creating iPhone and iPad Apps</text:p>
          </table:table-cell>
          <table:table-cell office:value-type="string" calcext:value-type="string">
            <text:p>eBooks – Technica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9 Programming Fundamentals with Swif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9 Swift Programming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nimations by Tutori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pplication Development with OpenCV 3 2016</text:p>
          </table:table-cell>
          <table:table-cell office:value-type="string" calcext:value-type="string">
            <text:p>eBooks – Technica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Apps with REST APIs Building Web-Driven Apps in Swift</text:p>
          </table:table-cell>
          <table:table-cell office:value-type="string" calcext:value-type="string">
            <text:p>eBooks – Technica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Code Testing TDD and BDD with Swift 2017</text:p>
          </table:table-cell>
          <table:table-cell office:value-type="string" calcext:value-type="string">
            <text:p>eBooks – Technica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eCommerce App Development with Pa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S Programming The Big Nerd Ranch Guide 5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oT Fundamentals Networking Technologies Protocols UseCases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Pad and iPhone Tips and Tricks 6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Concurrency Cookboo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for Programm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Programming Bluepri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Programming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9 Recipes A Problem Solution Approach 3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Beginners Crash Course Java for Beginners Guide 2nd ed.</text:p>
          </table:table-cell>
          <table:table-cell office:value-type="string" calcext:value-type="string">
            <text:p>eBooks – Technical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Cookbook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ata Scienc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eep Learning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Design Patterns A Tour of 23 Gang of 4 Design Patterns</text:p>
          </table:table-cell>
          <table:table-cell office:value-type="string" calcext:value-type="string">
            <text:p>eBooks – Technica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Homework Projects A NetBeans GUI Swing Programming Tut.</text:p>
          </table:table-cell>
          <table:table-cell office:value-type="string" calcext:value-type="string">
            <text:p>eBooks – Technical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Interview Guide How to Build Confidence With a Solid</text:p>
          </table:table-cell>
          <table:table-cell office:value-type="string" calcext:value-type="string">
            <text:p>eBooks – Technical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Programming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 Threads and the Concurrency Utilit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and jQuery for Data Analysis &amp; Visualiza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Concepts 2017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Cookbook Programming the Web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Essentials for SAP ABAP Develop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Frameworks for Modern Web Dev 2015</text:p>
          </table:table-cell>
          <table:table-cell office:value-type="string" calcext:value-type="string">
            <text:p>eBooks – Technic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Objec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Programming For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Projects for Kids 2016</text:p>
          </table:table-cell>
          <table:table-cell office:value-type="string" calcext:value-type="string">
            <text:p>eBooks – Technic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QuickStart Guide The Simplified Beginners Guide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 Unlocked 2015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JavaScript: The Good PartsMay 2008 by Douglas Crockford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 Arduino Prototyping in 10 Days 2017</text:p>
          </table:table-cell>
          <table:table-cell office:value-type="string" calcext:value-type="string">
            <text:p>eBooks – Technic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 PHP in a Day The Ultimate Crash Cou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arning PHP, MySQL &amp; JavaScript , CSS &amp; HTML5</text:p>
          </table:table-cell>
          <table:table-cell office:value-type="string" calcext:value-type="string">
            <text:p>eBooks – Technic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Embedded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Essentials</text:p>
          </table:table-cell>
          <table:table-cell office:value-type="string" calcext:value-type="string">
            <text:p>eBooks – Technic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Essential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Hardening in Hostile Networks Server Security earlyrel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Malware Incident Response 2013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Linux Networking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hrase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ocket Guide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owerful Server Administra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Programming Building and Debugg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nux Shell Scripting Cookbook 3r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ke an E-commerce Site in a Weekend Using PHP 2015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stering PHP 7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urach's PHP and MySQL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GL Build High Performance Graphic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GL Programming Guide 9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Administration with Ansible 2016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Computing Cookbook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Cloud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penStack Sahara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Application Express APEX Build Powerful Data Centric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Business Intelligence Discoverer 11g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Certified Master Java EE Enterprise Architect Guide</text:p>
          </table:table-cell>
          <table:table-cell office:value-type="string" calcext:value-type="string">
            <text:p>eBooks – Technica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Certified Professional Java SE 8 Programmer 1Z0-809</text:p>
          </table:table-cell>
          <table:table-cell office:value-type="string" calcext:value-type="string">
            <text:p>eBooks – Technica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New Features 2014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12c Security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Database Problem Solving Troubleshooting Handbook</text:p>
          </table:table-cell>
          <table:table-cell office:value-type="string" calcext:value-type="string">
            <text:p>eBooks – Techn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Enterprise Manager Cloud Control 12c Deep Dive 2013</text:p>
          </table:table-cell>
          <table:table-cell office:value-type="string" calcext:value-type="string">
            <text:p>eBooks – Technic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Fusion Applications Development Extensibility</text:p>
          </table:table-cell>
          <table:table-cell office:value-type="string" calcext:value-type="string">
            <text:p>eBooks – Technica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IaaS Quick Reference Guide to Cloud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olaris and Veritas Cluster An Easy-build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QL A Beginner's Tutorial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SQL Developer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Oracle WebLogic Server 12c Administration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7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Brilliance Advanced Coding Mojo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Programming Master's Handbook A Beginner's True Guide</text:p>
          </table:table-cell>
          <table:table-cell office:value-type="string" calcext:value-type="string">
            <text:p>eBooks – Technic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HP Web Service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 PHP and jQuery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 The Internet of Things with Swift for iO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able Logic Controllers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5 Book Collection Complete User Guides 2017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Basics Mastering the Art of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C++ Programming Languag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or Beginners Learn to C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or the Internet of Things Using Windows 10 IoT</text:p>
          </table:table-cell>
          <table:table-cell office:value-type="string" calcext:value-type="string">
            <text:p>eBooks – Technic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undamentals in JavaScript 2017</text:p>
          </table:table-cell>
          <table:table-cell office:value-type="string" calcext:value-type="string">
            <text:p>eBooks – Technical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Fundamentals in Visual Basic 2017</text:p>
          </table:table-cell>
          <table:table-cell office:value-type="string" calcext:value-type="string">
            <text:p>eBooks – Technical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Java A JFC Swing Tutorial 2015</text:p>
          </table:table-cell>
          <table:table-cell office:value-type="string" calcext:value-type="string">
            <text:p>eBooks – Technical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Visual Basic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Games with Visual C sharp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Language Explorations</text:p>
          </table:table-cell>
          <table:table-cell office:value-type="string" calcext:value-type="string">
            <text:p>eBooks – Technical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gramming Microsoft Dynamics NAV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ng PHP Apps 2016</text:p>
          </table:table-cell>
          <table:table-cell office:value-type="string" calcext:value-type="string">
            <text:p>eBooks – Technic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AngularJS for .NET Developers in 24 Hours</text:p>
          </table:table-cell>
          <table:table-cell office:value-type="string" calcext:value-type="string">
            <text:p>eBooks – Technic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Apache Spark in 24 Hours 2017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Bootstrap in 24 Hours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Microsoft SQL Server T SQL in 10 Minutes 2e</text:p>
          </table:table-cell>
          <table:table-cell office:value-type="string" calcext:value-type="string">
            <text:p>eBooks – Technica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Mod Development for Minecraft in 24 Hours 2e</text:p>
          </table:table-cell>
          <table:table-cell office:value-type="string" calcext:value-type="string">
            <text:p>eBooks – Technica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Swift in 24 Hour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 Yourself T SQL in One Hour a Day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eaching Yourself Linux The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Arduino Invento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Linux Command Line 2nd edition 2013</text:p>
          </table:table-cell>
          <table:table-cell office:value-type="string" calcext:value-type="string">
            <text:p>eBooks – Technic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usiness Theft and Fraud 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et Free Things From Walmart Scam (Super Easy &amp; Tested)</text:p>
          </table:table-cell>
          <table:table-cell office:value-type="string" calcext:value-type="string">
            <text:p>Fraud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et Free Things From Walmart Scam (Tested &amp; Super Easy)</text:p>
          </table:table-cell>
          <table:table-cell office:value-type="string" calcext:value-type="string">
            <text:p>Fraud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: SCAM Brack.ch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isible Intruders How to Protect Yourself from Fraudsters</text:p>
          </table:table-cell>
          <table:table-cell office:value-type="string" calcext:value-type="string">
            <text:p>Frau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OneDollarStore◉₰◉ Best of eBay -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RIPE Fraud Set-Up 2017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wiped How to Protect Yourself in a World Full of Scammer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DATING SCAM BIBLE. <text:s/>JUST AMAZING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LIMITED MOBILE CHECK FRAUD updated</text:p>
          </table:table-cell>
          <table:table-cell office:value-type="string" calcext:value-type="string">
            <text:p>Frau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TM HACK -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Hacking MEGA-GUIDES PACK.</text:p>
          </table:table-cell>
          <table:table-cell office:value-type="string" calcext:value-type="string">
            <text:p>Hacking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TM HACKS 5 METHODS 2017</text:p>
          </table:table-cell>
          <table:table-cell office:value-type="string" calcext:value-type="string">
            <text:p>Hacking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CrackStation |1.5 billion entry Password Cracking Dictionary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er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ers Secrets.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OURSE 101 [A-Z] GO FROM NOOB TO EXPERT 2017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eBook pack! - Become a Master Hacker (100+ eBooks!)</text:p>
          </table:table-cell>
          <table:table-cell office:value-type="string" calcext:value-type="string">
            <text:p>Hacking – Genera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Ebook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Into Computer Systems - Beginners.</text:p>
          </table:table-cell>
          <table:table-cell office:value-type="string" calcext:value-type="string">
            <text:p>Hacking – General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Tutorials Pack (1000+ Tutorials)</text:p>
          </table:table-cell>
          <table:table-cell office:value-type="string" calcext:value-type="string">
            <text:p>Hacking – Gener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-Hackers Secrets Revealed.</text:p>
          </table:table-cell>
          <table:table-cell office:value-type="string" calcext:value-type="string">
            <text:p>Hacking – General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HACK BANK ACCOUNTS USING ?? ZEUS ?? <text:s/>2017</text:p>
          </table:table-cell>
          <table:table-cell office:value-type="string" calcext:value-type="string">
            <text:p>Hacking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HACK CREDIT CARD DATA [FULL TUTORIAL]</text:p>
          </table:table-cell>
          <table:table-cell office:value-type="string" calcext:value-type="string">
            <text:p>Hacking – Gener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Kingpin - How One Hacker Took Over The Billion Dollar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Maximum Security: A Hacker's Guide to Protecting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'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s Manual 2016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HACKING BIBLE <text:s/>1000+ ITEMS</text:p>
          </table:table-cell>
          <table:table-cell office:value-type="string" calcext:value-type="string">
            <text:p>Hacking – Genera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he Ultimate Account Hacking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PRIVATE METHODS &gt; 50 SLAVES DAILY &lt; [ AUTOPILOT]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Spread Using Facebook more than 100 slaves a day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pread your RAT through Minecraf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Ultimate 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<text:s/>Burner Phone Tips ▄▀▄▀▄▀▄▀▄▀▄▀▄▀▄▀▄▀▄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lock SIM - How to block your Enemys SIM-CARD</text:p>
          </table:table-cell>
          <table:table-cell office:value-type="string" calcext:value-type="string">
            <text:p>Hacking – Phreak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ACEBOOK account - how to hack in !</text:p>
          </table:table-cell>
          <table:table-cell office:value-type="string" calcext:value-type="string">
            <text:p>Hacking – Websi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Gmail (ExtremeTech)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Gmail Guide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Hotmail Accounts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ow to login to hacked Paypal accounts V2!</text:p>
          </table:table-cell>
          <table:table-cell office:value-type="string" calcext:value-type="string">
            <text:p>Hacking – Websit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Make Your Own Instagram Bot (EASY, TESTED, WORKS)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ow to Make Your Own Instagram Bot (USA TESTED)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LTIMATE HACKING FACEBOOK GUIDE <text:s/>UPDAT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INSTAGRAM ACCOUNT CRACKER 2017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Cisco Router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WarDriving and Wireless Penetration Test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IA Field-Expedient Key Casting Manual</text:p>
          </table:table-cell>
          <table:table-cell office:value-type="string" calcext:value-type="string">
            <text:p>Lockpick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backdoor PDF - Get lots of slaves</text:p>
          </table:table-cell>
          <table:table-cell office:value-type="string" calcext:value-type="string">
            <text:p>Malware Authorshi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How to Create a FUD Backdoor Bypass Antivirus</text:p>
          </table:table-cell>
          <table:table-cell office:value-type="string" calcext:value-type="string">
            <text:p>Malware Authorshi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Keyloggers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rgeted Cyber Attacks Multi-staged Attacks Driven by Exploits and Malware 2014</text:p>
          </table:table-cell>
          <table:table-cell office:value-type="string" calcext:value-type="string">
            <text:p>Malware Authorshi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Create Your own CPN + Tri-Merge + Credit Lines (+RESALE)</text:p>
          </table:table-cell>
          <table:table-cell office:value-type="string" calcext:value-type="string">
            <text:p>Modifying Credi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Modifying Credi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<text:s text:c="4"/>Chegg Study Account <text:s text:c="3"/>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<text:s text:c="3"/>RapidGator Premium Account <text:s text:c="2"/></text:p>
          </table:table-cell>
          <table:table-cell office:value-type="string" calcext:value-type="string">
            <text:p>Oth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"HOW TO MAKE MONEY" PACK !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Chok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ploring Wicc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ultiply Your CS:GO Skin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CQ Suppor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KERS STASH!!! LEARN HOW TO MAKE MONEY FROM HOME!!!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antrapp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ichael Moore and the Rhetoric of Documentary 2015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THE LBC BIBLE ♛ Stackz420 ♛ Limited Copi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000+ Onion websites: Useful for Darknet newbi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ctive DeepWeb URL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100% WHITE-HAT SEO GUIDE -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7 SEO Steps to make YouTube Video Viral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80k Traffic Hacks</text:p>
          </table:table-cell>
          <table:table-cell office:value-type="string" calcext:value-type="string">
            <text:p>SE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7 Drop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7 Drop Methods.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ly Check Tracking on Your package PDF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ly Check Tracking on Your package PDF(Clone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 - MAIL DROP TUTORIAL</text:p>
          </table:table-cell>
          <table:table-cell office:value-type="string" calcext:value-type="string">
            <text:p>Transportation/Steal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 - MAIL DROP TUTORIAL:USA UK EU I</text:p>
          </table:table-cell>
          <table:table-cell office:value-type="string" calcext:value-type="string">
            <text:p>Transportation/Stealth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 - 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de stealth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A PACKAGE WITH ILLEGAL OBJECTS</text:p>
          </table:table-cell>
          <table:table-cell office:value-type="string" calcext:value-type="string">
            <text:p>Transportation/Steal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&amp; RECEIVE PACKAGES</text:p>
          </table:table-cell>
          <table:table-cell office:value-type="string" calcext:value-type="string">
            <text:p>Transportation/Stealt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a Letter without Paying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END ILLEGAL THINGS BY MAIL POSTAL SMUGGLIN</text:p>
          </table:table-cell>
          <table:table-cell office:value-type="string" calcext:value-type="string">
            <text:p>Transportation/Stealth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Complete 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LTIMATE POSTAL SMUGGLING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ltimate Postal Smuggling Concealment Never Lose Parcel 2017</text:p>
          </table:table-cell>
          <table:table-cell office:value-type="string" calcext:value-type="string">
            <text:p>Transportation/Steal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50 Famous Firearms Youve Got to Own 2014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Blade's Guide to Making Kn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hemistry and Technology of Explosives - Volume 1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nife Fighting Techniques From Folsom Prison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Prepper's Underground Guide to Improvised Weapons!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Street Fighting &amp; Fighting With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The Do-it-Yourself Gunpowder Cookbook</text:p>
          </table:table-cell>
          <table:table-cell office:value-type="string" calcext:value-type="string">
            <text:p>Weaponry &amp; Explosiv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Uncle Fester - 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eapons of the Street</text:p>
          </table:table-cell>
          <table:table-cell office:value-type="string" calcext:value-type="string">
            <text:p>Weaponry &amp; Explosiv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 Full Guide to Shoplifting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 office:value-type="string" calcext:value-type="string">
            <text:p>Hacking – Webs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Become a MILLIONAIRE in 2017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Autodesk Revit 2018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ackbone.j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Bash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Ceph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Drupal 8 View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Hibernate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Kubernetes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OpenLayers 3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PostGIS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PostgreSQL 9.6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Redi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Rust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Wireshark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Wireshark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XenApp 2015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stering Yii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ext Mining with R 2017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itchcraft Toda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Mobile</text:p>
          </table:table-cell>
        </table:table-row>
        <table:table-row table:style-name="ro1">
          <table:table-cell office:value-type="string" calcext:value-type="string">
            <text:p>Beer Makes Everything Better</text:p>
          </table:table-cell>
          <table:table-cell office:value-type="string" calcext:value-type="string">
            <text:p>Drugs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arket Listings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'.B$1:.B$1048576];[.B4])" office:value-type="float" office:value="491" calcext:value-type="float">
            <text:p>491</text:p>
          </table:table-cell>
          <table:table-cell table:formula="of:=COUNTIF([$'sorted-06-07'.D$1:.D$1048576];[.B4])" office:value-type="float" office:value="611" calcext:value-type="float">
            <text:p>611</text:p>
          </table:table-cell>
          <table:table-cell table:formula="of:=SUM([.D4]-[.C4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'.B$1:.B$1048576];[.B5])" office:value-type="float" office:value="520" calcext:value-type="float">
            <text:p>520</text:p>
          </table:table-cell>
          <table:table-cell table:formula="of:=COUNTIF([$'sorted-06-07'.D$1:.D$1048576];[.B5])" office:value-type="float" office:value="640" calcext:value-type="float">
            <text:p>640</text:p>
          </table:table-cell>
          <table:table-cell table:formula="of:=SUM([.D5]-[.C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'.B$1:.B$1048576];[.B6])" office:value-type="float" office:value="198" calcext:value-type="float">
            <text:p>198</text:p>
          </table:table-cell>
          <table:table-cell table:formula="of:=COUNTIF([$'sorted-06-07'.D$1:.D$1048576];[.B6])" office:value-type="float" office:value="249" calcext:value-type="float">
            <text:p>249</text:p>
          </table:table-cell>
          <table:table-cell table:formula="of:=SUM([.D6]-[.C6])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'.B$1:.B$1048576];[.B7])" office:value-type="float" office:value="40" calcext:value-type="float">
            <text:p>40</text:p>
          </table:table-cell>
          <table:table-cell table:formula="of:=COUNTIF([$'sorted-06-07'.D$1:.D$1048576];[.B7])" office:value-type="float" office:value="66" calcext:value-type="float">
            <text:p>66</text:p>
          </table:table-cell>
          <table:table-cell table:formula="of:=SUM([.D7]-[.C7])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'.B$1:.B$1048576];[.B8])" office:value-type="float" office:value="19" calcext:value-type="float">
            <text:p>19</text:p>
          </table:table-cell>
          <table:table-cell table:formula="of:=COUNTIF([$'sorted-06-07'.D$1:.D$1048576];[.B8])" office:value-type="float" office:value="38" calcext:value-type="float">
            <text:p>38</text:p>
          </table:table-cell>
          <table:table-cell table:formula="of:=SUM([.D8]-[.C8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'.B$1:.B$1048576];[.B9])" office:value-type="float" office:value="147" calcext:value-type="float">
            <text:p>147</text:p>
          </table:table-cell>
          <table:table-cell table:formula="of:=COUNTIF([$'sorted-06-07'.D$1:.D$1048576];[.B9])" office:value-type="float" office:value="165" calcext:value-type="float">
            <text:p>165</text:p>
          </table:table-cell>
          <table:table-cell table:formula="of:=SUM([.D9]-[.C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'.B$1:.B$1048576];[.B10])" office:value-type="float" office:value="247" calcext:value-type="float">
            <text:p>247</text:p>
          </table:table-cell>
          <table:table-cell table:formula="of:=COUNTIF([$'sorted-06-07'.D$1:.D$1048576];[.B10])" office:value-type="float" office:value="261" calcext:value-type="float">
            <text:p>261</text:p>
          </table:table-cell>
          <table:table-cell table:formula="of:=SUM([.D10]-[.C10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'.B$1:.B$1048576];[.B11])" office:value-type="float" office:value="50" calcext:value-type="float">
            <text:p>50</text:p>
          </table:table-cell>
          <table:table-cell table:formula="of:=COUNTIF([$'sorted-06-07'.D$1:.D$1048576];[.B11])" office:value-type="float" office:value="63" calcext:value-type="float">
            <text:p>63</text:p>
          </table:table-cell>
          <table:table-cell table:formula="of:=SUM([.D11]-[.C1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'.B$1:.B$1048576];[.B12])" office:value-type="float" office:value="40" calcext:value-type="float">
            <text:p>40</text:p>
          </table:table-cell>
          <table:table-cell table:formula="of:=COUNTIF([$'sorted-06-07'.D$1:.D$1048576];[.B12])" office:value-type="float" office:value="53" calcext:value-type="float">
            <text:p>53</text:p>
          </table:table-cell>
          <table:table-cell table:formula="of:=SUM([.D12]-[.C12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'.B$1:.B$1048576];[.B13])" office:value-type="float" office:value="74" calcext:value-type="float">
            <text:p>74</text:p>
          </table:table-cell>
          <table:table-cell table:formula="of:=COUNTIF([$'sorted-06-07'.D$1:.D$1048576];[.B13])" office:value-type="float" office:value="86" calcext:value-type="float">
            <text:p>86</text:p>
          </table:table-cell>
          <table:table-cell table:formula="of:=SUM([.D13]-[.C13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'.B$1:.B$1048576];[.B14])" office:value-type="float" office:value="21" calcext:value-type="float">
            <text:p>21</text:p>
          </table:table-cell>
          <table:table-cell table:formula="of:=COUNTIF([$'sorted-06-07'.D$1:.D$1048576];[.B14])" office:value-type="float" office:value="28" calcext:value-type="float">
            <text:p>28</text:p>
          </table:table-cell>
          <table:table-cell table:formula="of:=SUM([.D14]-[.C1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'.B$1:.B$1048576];[.B15])" office:value-type="float" office:value="22" calcext:value-type="float">
            <text:p>22</text:p>
          </table:table-cell>
          <table:table-cell table:formula="of:=COUNTIF([$'sorted-06-07'.D$1:.D$1048576];[.B15])" office:value-type="float" office:value="29" calcext:value-type="float">
            <text:p>29</text:p>
          </table:table-cell>
          <table:table-cell table:formula="of:=SUM([.D15]-[.C15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'.B$1:.B$1048576];[.B16])" office:value-type="float" office:value="24" calcext:value-type="float">
            <text:p>24</text:p>
          </table:table-cell>
          <table:table-cell table:formula="of:=COUNTIF([$'sorted-06-07'.D$1:.D$1048576];[.B16])" office:value-type="float" office:value="30" calcext:value-type="float">
            <text:p>30</text:p>
          </table:table-cell>
          <table:table-cell table:formula="of:=SUM([.D16]-[.C16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'.B$1:.B$1048576];[.B17])" office:value-type="float" office:value="35" calcext:value-type="float">
            <text:p>35</text:p>
          </table:table-cell>
          <table:table-cell table:formula="of:=COUNTIF([$'sorted-06-07'.D$1:.D$1048576];[.B17])" office:value-type="float" office:value="39" calcext:value-type="float">
            <text:p>39</text:p>
          </table:table-cell>
          <table:table-cell table:formula="of:=SUM([.D17]-[.C1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'.B$1:.B$1048576];[.B18])" office:value-type="float" office:value="56" calcext:value-type="float">
            <text:p>56</text:p>
          </table:table-cell>
          <table:table-cell table:formula="of:=COUNTIF([$'sorted-06-07'.D$1:.D$1048576];[.B18])" office:value-type="float" office:value="58" calcext:value-type="float">
            <text:p>58</text:p>
          </table:table-cell>
          <table:table-cell table:formula="of:=SUM([.D18]-[.C1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'.B$1:.B$1048576];[.B19])" office:value-type="float" office:value="49" calcext:value-type="float">
            <text:p>49</text:p>
          </table:table-cell>
          <table:table-cell table:formula="of:=COUNTIF([$'sorted-06-07'.D$1:.D$1048576];[.B19])" office:value-type="float" office:value="50" calcext:value-type="float">
            <text:p>50</text:p>
          </table:table-cell>
          <table:table-cell table:formula="of:=SUM([.D19]-[.C1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'.B$1:.B$1048576];[.B20])" office:value-type="float" office:value="10" calcext:value-type="float">
            <text:p>10</text:p>
          </table:table-cell>
          <table:table-cell table:formula="of:=COUNTIF([$'sorted-06-07'.D$1:.D$1048576];[.B20])" office:value-type="float" office:value="9" calcext:value-type="float">
            <text:p>9</text:p>
          </table:table-cell>
          <table:table-cell table:formula="of:=SUM([.D20]-[.C20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'.B$1:.B$1048576];[.B21])" office:value-type="float" office:value="11" calcext:value-type="float">
            <text:p>11</text:p>
          </table:table-cell>
          <table:table-cell table:formula="of:=COUNTIF([$'sorted-06-07'.D$1:.D$1048576];[.B21])" office:value-type="float" office:value="10" calcext:value-type="float">
            <text:p>10</text:p>
          </table:table-cell>
          <table:table-cell table:formula="of:=SUM([.D21]-[.C21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'.B$1:.B$1048576];[.B22])" office:value-type="float" office:value="35" calcext:value-type="float">
            <text:p>35</text:p>
          </table:table-cell>
          <table:table-cell table:formula="of:=COUNTIF([$'sorted-06-07'.D$1:.D$1048576];[.B22])" office:value-type="float" office:value="34" calcext:value-type="float">
            <text:p>34</text:p>
          </table:table-cell>
          <table:table-cell table:formula="of:=SUM([.D22]-[.C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'.B$1:.B$1048576];[.B23])" office:value-type="float" office:value="29" calcext:value-type="float">
            <text:p>29</text:p>
          </table:table-cell>
          <table:table-cell table:formula="of:=COUNTIF([$'sorted-06-07'.D$1:.D$1048576];[.B23])" office:value-type="float" office:value="27" calcext:value-type="float">
            <text:p>27</text:p>
          </table:table-cell>
          <table:table-cell table:formula="of:=SUM([.D23]-[.C23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'.B$1:.B$1048576];[.B24])" office:value-type="float" office:value="17" calcext:value-type="float">
            <text:p>17</text:p>
          </table:table-cell>
          <table:table-cell table:formula="of:=COUNTIF([$'sorted-06-07'.D$1:.D$1048576];[.B24])" office:value-type="float" office:value="15" calcext:value-type="float">
            <text:p>15</text:p>
          </table:table-cell>
          <table:table-cell table:formula="of:=SUM([.D24]-[.C24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'.B$1:.B$1048576];[.B25])" office:value-type="float" office:value="9" calcext:value-type="float">
            <text:p>9</text:p>
          </table:table-cell>
          <table:table-cell table:formula="of:=COUNTIF([$'sorted-06-07'.D$1:.D$1048576];[.B25])" office:value-type="float" office:value="5" calcext:value-type="float">
            <text:p>5</text:p>
          </table:table-cell>
          <table:table-cell table:formula="of:=SUM([.D25]-[.C25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'.B$1:.B$1048576];[.B26])" office:value-type="float" office:value="17" calcext:value-type="float">
            <text:p>17</text:p>
          </table:table-cell>
          <table:table-cell table:formula="of:=COUNTIF([$'sorted-06-07'.D$1:.D$1048576];[.B26])" office:value-type="float" office:value="13" calcext:value-type="float">
            <text:p>13</text:p>
          </table:table-cell>
          <table:table-cell table:formula="of:=SUM([.D26]-[.C26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'.B$1:.B$1048576];[.B27])" office:value-type="float" office:value="25" calcext:value-type="float">
            <text:p>25</text:p>
          </table:table-cell>
          <table:table-cell table:formula="of:=COUNTIF([$'sorted-06-07'.D$1:.D$1048576];[.B27])" office:value-type="float" office:value="21" calcext:value-type="float">
            <text:p>21</text:p>
          </table:table-cell>
          <table:table-cell table:formula="of:=SUM([.D27]-[.C27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'.B$1:.B$1048576];[.B28])" office:value-type="float" office:value="16" calcext:value-type="float">
            <text:p>16</text:p>
          </table:table-cell>
          <table:table-cell table:formula="of:=COUNTIF([$'sorted-06-07'.D$1:.D$1048576];[.B28])" office:value-type="float" office:value="11" calcext:value-type="float">
            <text:p>11</text:p>
          </table:table-cell>
          <table:table-cell table:formula="of:=SUM([.D28]-[.C28])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'.B$1:.B$1048576];[.B29])" office:value-type="float" office:value="108" calcext:value-type="float">
            <text:p>108</text:p>
          </table:table-cell>
          <table:table-cell table:formula="of:=COUNTIF([$'sorted-06-07'.D$1:.D$1048576];[.B29])" office:value-type="float" office:value="102" calcext:value-type="float">
            <text:p>102</text:p>
          </table:table-cell>
          <table:table-cell table:formula="of:=SUM([.D29]-[.C29])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'.B$1:.B$1048576];[.B30])" office:value-type="float" office:value="11" calcext:value-type="float">
            <text:p>11</text:p>
          </table:table-cell>
          <table:table-cell table:formula="of:=COUNTIF([$'sorted-06-07'.D$1:.D$1048576];[.B30])" office:value-type="float" office:value="3" calcext:value-type="float">
            <text:p>3</text:p>
          </table:table-cell>
          <table:table-cell table:formula="of:=SUM([.D30]-[.C30])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'.B$1:.B$1048576];[.B31])" office:value-type="float" office:value="56" calcext:value-type="float">
            <text:p>56</text:p>
          </table:table-cell>
          <table:table-cell table:formula="of:=COUNTIF([$'sorted-06-07'.D$1:.D$1048576];[.B31])" office:value-type="float" office:value="45" calcext:value-type="float">
            <text:p>45</text:p>
          </table:table-cell>
          <table:table-cell table:formula="of:=SUM([.D31]-[.C31])" office:value-type="float" office:value="-11" calcext:value-type="float">
            <text:p>-1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'.B$1:.B$1048576];[.B32])" office:value-type="float" office:value="278" calcext:value-type="float">
            <text:p>278</text:p>
          </table:table-cell>
          <table:table-cell table:formula="of:=COUNTIF([$'sorted-06-07'.D$1:.D$1048576];[.B32])" office:value-type="float" office:value="264" calcext:value-type="float">
            <text:p>264</text:p>
          </table:table-cell>
          <table:table-cell table:formula="of:=SUM([.D32]-[.C32])"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'.B$1:.B$1048576];[.B33])" office:value-type="float" office:value="57" calcext:value-type="float">
            <text:p>57</text:p>
          </table:table-cell>
          <table:table-cell table:formula="of:=COUNTIF([$'sorted-06-07'.D$1:.D$1048576];[.B33])" office:value-type="float" office:value="41" calcext:value-type="float">
            <text:p>41</text:p>
          </table:table-cell>
          <table:table-cell table:formula="of:=SUM([.D33]-[.C33])" office:value-type="float" office:value="-16" calcext:value-type="float">
            <text:p>-16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'.B$1:.B$1048576];[.B34])" office:value-type="float" office:value="201" calcext:value-type="float">
            <text:p>201</text:p>
          </table:table-cell>
          <table:table-cell table:formula="of:=COUNTIF([$'sorted-06-07'.D$1:.D$1048576];[.B34])" office:value-type="float" office:value="185" calcext:value-type="float">
            <text:p>185</text:p>
          </table:table-cell>
          <table:table-cell table:formula="of:=SUM([.D34]-[.C34])"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'.B$1:.B$1048576];[.B35])" office:value-type="float" office:value="223" calcext:value-type="float">
            <text:p>223</text:p>
          </table:table-cell>
          <table:table-cell table:formula="of:=COUNTIF([$'sorted-06-07'.D$1:.D$1048576];[.B35])" office:value-type="float" office:value="201" calcext:value-type="float">
            <text:p>201</text:p>
          </table:table-cell>
          <table:table-cell table:formula="of:=SUM([.D35]-[.C35])"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'.B$1:.B$1048576];[.B36])" office:value-type="float" office:value="124" calcext:value-type="float">
            <text:p>124</text:p>
          </table:table-cell>
          <table:table-cell table:formula="of:=COUNTIF([$'sorted-06-07'.D$1:.D$1048576];[.B36])" office:value-type="float" office:value="90" calcext:value-type="float">
            <text:p>90</text:p>
          </table:table-cell>
          <table:table-cell table:formula="of:=SUM([.D36]-[.C36])"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'.B$1:.B$1048576];[.B37])" office:value-type="float" office:value="770" calcext:value-type="float">
            <text:p>770</text:p>
          </table:table-cell>
          <table:table-cell table:formula="of:=COUNTIF([$'sorted-06-07'.D$1:.D$1048576];[.B37])" office:value-type="float" office:value="704" calcext:value-type="float">
            <text:p>704</text:p>
          </table:table-cell>
          <table:table-cell table:formula="of:=SUM([.D37]-[.C37])" office:value-type="float" office:value="-66" calcext:value-type="float">
            <text:p>-66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'.B$1:.B$1048576];[.B38])" office:value-type="float" office:value="394" calcext:value-type="float">
            <text:p>394</text:p>
          </table:table-cell>
          <table:table-cell table:formula="of:=COUNTIF([$'sorted-06-07'.D$1:.D$1048576];[.B38])" office:value-type="float" office:value="178" calcext:value-type="float">
            <text:p>178</text:p>
          </table:table-cell>
          <table:table-cell table:formula="of:=SUM([.D38]-[.C38])" office:value-type="float" office:value="-216" calcext:value-type="float">
            <text:p>-216</text:p>
          </table:table-cell>
        </table:table-row>
      </table:table>
      <table:named-expressions/>
      <table:database-ranges>
        <table:database-range table:name="__Anonymous_Sheet_DB__1" table:target-range-address="Sheet2.B3:Sheet2.E38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7T18:43:15.310981811</dc:date>
    <meta:editing-duration>PT14M55S</meta:editing-duration>
    <meta:editing-cycles>2</meta:editing-cycles>
    <meta:generator>LibreOffice/6.4.3.2$Linux_X86_64 LibreOffice_project/40$Build-2</meta:generator>
    <meta:document-statistic meta:table-count="2" meta:cell-count="17845" meta:object-count="0"/>
  </office:meta>
</office:document-meta>
</file>